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Noto Sans" svg:font-family="'Noto Sans'" style:font-family-generic="roman" style:font-pitch="variable"/>
    <style:font-face style:name="Open Sans" svg:font-family="'Open Sans'" style:font-pitch="variable"/>
    <style:font-face style:name="Open Sans1" svg:font-family="'Open Sans'"/>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2f2f2" loext:decorative="false"/>
    </style:style>
    <style:style style:name="gr3" style:family="graphic" style:parent-style-name="standard">
      <style:graphic-properties draw:stroke="solid" svg:stroke-width="0.095cm" svg:stroke-color="#1a1a1a" draw:stroke-linejoin="miter" svg:stroke-linecap="butt" draw:fill="solid" draw:fill-color="#e6e6e6" fo:padding-top="0.047cm" fo:padding-bottom="0.047cm" fo:padding-left="0.047cm" fo:padding-right="0.047cm" loext:decorative="false"/>
    </style:style>
    <style:style style:name="gr4" style:family="graphic" style:parent-style-name="standard">
      <style:graphic-properties draw:stroke="solid" svg:stroke-width="0.095cm" svg:stroke-color="#1a1a1a" draw:stroke-linejoin="miter" svg:stroke-linecap="butt" draw:fill="none" fo:padding-top="0.047cm" fo:padding-bottom="0.047cm" fo:padding-left="0.047cm" fo:padding-right="0.047cm" loext:decorative="false"/>
    </style:style>
    <style:style style:name="gr5" style:family="graphic" style:parent-style-name="standard">
      <style:graphic-properties draw:stroke="solid" svg:stroke-width="0.095cm" svg:stroke-color="#1a1a1a" draw:stroke-linejoin="miter" svg:stroke-linecap="butt" draw:fill="solid" draw:fill-color="#ffffff" fo:padding-top="0.047cm" fo:padding-bottom="0.047cm" fo:padding-left="0.047cm" fo:padding-right="0.047cm" loext:decorative="false"/>
    </style:style>
    <style:style style:name="gr6" style:family="graphic" style:parent-style-name="standard">
      <style:graphic-properties draw:stroke="none" draw:fill="solid" draw:fill-color="#000000" loext:decorative="false"/>
    </style:style>
    <style:style style:name="gr7" style:family="graphic" style:parent-style-name="standard">
      <style:graphic-properties draw:stroke="solid" svg:stroke-width="0.045cm" svg:stroke-color="#333333" draw:stroke-linejoin="miter" svg:stroke-linecap="butt" draw:fill="none" fo:padding-top="0.022cm" fo:padding-bottom="0.022cm" fo:padding-left="0.022cm" fo:padding-right="0.022cm" loext:decorative="false"/>
    </style:style>
    <style:style style:name="gr8" style:family="graphic" style:parent-style-name="standard">
      <style:graphic-properties draw:stroke="none" draw:fill="solid" draw:fill-color="#333333" loext:decorative="false"/>
    </style:style>
    <style:style style:name="gr9"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48cm" fo:min-width="0.348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528cm" fo:min-width="0.528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2f2f2"/>
    </style:style>
    <style:style style:name="P3" style:family="paragraph">
      <loext:graphic-properties draw:fill="solid" draw:fill-color="#e6e6e6"/>
    </style:style>
    <style:style style:name="P4" style:family="paragraph">
      <loext:graphic-properties draw:fill="none"/>
    </style:style>
    <style:style style:name="P5" style:family="paragraph">
      <loext:graphic-properties draw:fill="solid" draw:fill-color="#000000"/>
    </style:style>
    <style:style style:name="P6" style:family="paragraph">
      <loext:graphic-properties draw:fill="solid" draw:fill-color="#333333"/>
    </style:style>
    <style:style style:name="P7" style:family="paragraph">
      <style:paragraph-properties fo:text-align="start" style:writing-mode="lr-tb"/>
    </style:style>
    <style:style style:name="P8" style:family="paragraph">
      <loext:graphic-properties draw:fill="none"/>
      <style:text-properties fo:font-size="11.3000001907349pt" style:font-size-asian="11.3000001907349pt" style:font-size-complex="11.3000001907349pt"/>
    </style:style>
    <style:style style:name="P9" style:family="paragraph">
      <loext:graphic-properties draw:fill="none"/>
      <style:text-properties fo:font-size="9.89999961853027pt" style:font-size-asian="9.89999961853027pt" style:font-size-complex="9.89999961853027pt"/>
    </style:style>
    <style:style style:name="P10" style:family="paragraph">
      <loext:graphic-properties draw:fill="none"/>
      <style:text-properties fo:font-size="15pt" style:font-size-asian="15pt" style:font-size-complex="15pt"/>
    </style:style>
    <style:style style:name="P11" style:family="paragraph">
      <loext:graphic-properties draw:fill="none"/>
      <style:text-properties fo:font-size="24pt" style:font-size-asian="24pt" style:font-size-complex="24pt"/>
    </style:style>
    <style:style style:name="P12" style:family="paragraph">
      <loext:graphic-properties draw:fill="none"/>
      <style:text-properties fo:font-size="10pt" style:font-size-asian="10pt" style:font-size-complex="10pt"/>
    </style:style>
    <style:style style:name="P13" style:family="paragraph">
      <loext:graphic-properties draw:fill="none"/>
      <style:text-properties fo:font-size="7pt" style:font-size-asian="7pt" style:font-size-complex="7pt"/>
    </style:style>
    <style:style style:name="P14" style:family="paragraph">
      <loext:graphic-properties draw:fill="none" draw:fill-color="#ffffff"/>
    </style:style>
    <style:style style:name="T1" style:family="text">
      <style:text-properties fo:color="#1a1a1a" loext:opacity="100%" style:font-name="Open Sans1" fo:font-size="11.3000001907349pt" fo:font-weight="bold" style:font-name-asian="Open Sans1" style:font-size-asian="11.3000001907349pt" style:font-weight-asian="bold" style:font-name-complex="Open Sans1" style:font-size-complex="11.3000001907349pt" style:font-weight-complex="bold"/>
    </style:style>
    <style:style style:name="T2" style:family="text">
      <style:text-properties fo:color="#333333" loext:opacity="100%" style:font-name="Open Sans1" fo:font-size="9.89999961853027pt" fo:font-weight="normal" style:font-name-asian="Open Sans1" style:font-size-asian="9.89999961853027pt" style:font-weight-asian="normal" style:font-name-complex="Open Sans1" style:font-size-complex="9.89999961853027pt" style:font-weight-complex="normal"/>
    </style:style>
    <style:style style:name="T3" style:family="text">
      <style:text-properties fo:color="#1a1a1a" loext:opacity="100%" style:font-name="Open Sans1" fo:font-size="9.89999961853027pt" fo:font-weight="bold" style:font-name-asian="Open Sans1" style:font-size-asian="9.89999961853027pt" style:font-weight-asian="bold" style:font-name-complex="Open Sans1" style:font-size-complex="9.89999961853027pt" style:font-weight-complex="bold"/>
    </style:style>
    <style:style style:name="T4" style:family="text">
      <style:text-properties fo:color="#1a1a1a" loext:opacity="100%" style:font-name="Open Sans1" fo:font-size="9.89999961853027pt" fo:font-weight="normal" style:font-name-asian="Open Sans1" style:font-size-asian="9.89999961853027pt" style:font-weight-asian="normal" style:font-name-complex="Open Sans1" style:font-size-complex="9.89999961853027pt" style:font-weight-complex="normal"/>
    </style:style>
    <style:style style:name="T5" style:family="text">
      <style:text-properties fo:color="#000000" loext:opacity="100%" style:font-name="Liberation Serif2" fo:font-size="15pt" fo:font-style="italic" fo:font-weight="normal" style:font-name-asian="Liberation Serif2" style:font-size-asian="15pt" style:font-style-asian="italic" style:font-weight-asian="normal" style:font-name-complex="Liberation Serif2" style:font-size-complex="15pt" style:font-style-complex="italic" style:font-weight-complex="normal"/>
    </style:style>
    <style:style style:name="T6" style:family="text">
      <style:text-properties fo:color="#000000" loext:opacity="100%" style:font-name="Liberation Serif2" fo:font-size="24pt" fo:font-weight="normal" style:font-name-asian="Liberation Serif2" style:font-size-asian="24pt" style:font-weight-asian="normal" style:font-name-complex="Liberation Serif2" style:font-size-complex="24pt" style:font-weight-complex="normal"/>
    </style:style>
    <style:style style:name="T7" style:family="text">
      <style:text-properties fo:color="#000000" loext:opacity="100%" style:font-name="Liberation Serif2" fo:font-size="10pt" fo:font-weight="normal" style:font-name-asian="Liberation Serif2" style:font-size-asian="10pt" style:font-weight-asian="normal" style:font-name-complex="Liberation Serif2" style:font-size-complex="10pt" style:font-weight-complex="normal"/>
    </style:style>
    <style:style style:name="T8" style:family="text">
      <style:text-properties fo:color="#000000" loext:opacity="100%" style:font-name="Liberation Serif2" fo:font-size="7pt" fo:font-weight="normal" style:font-name-asian="Liberation Serif2" style:font-size-asian="7pt" style:font-weight-asian="normal" style:font-name-complex="Liberation Serif2" style:font-size-complex="7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2.254cm" svg:height="10.904cm" svg:x="0cm" svg:y="0cm" svg:viewBox="0 0 22255 10905" draw:points="0,0 22255,0 22255,10905 0,10905">
          <text:p/>
        </draw:polygon>
        <draw:polygon draw:style-name="gr1" draw:text-style-name="P1" draw:layer="layout" svg:width="22.254cm" svg:height="10.905cm" svg:x="0cm" svg:y="0cm" svg:viewBox="0 0 22255 10906" draw:points="0,0 22255,0 22255,10906 0,10906">
          <text:p/>
        </draw:polygon>
        <draw:polygon draw:style-name="gr1" draw:text-style-name="P1" draw:layer="layout" svg:width="22.254cm" svg:height="10.905cm" svg:x="0cm" svg:y="0cm" svg:viewBox="0 0 22255 10906" draw:points="0,0 22255,0 22255,10906 0,10906">
          <text:p/>
        </draw:polygon>
        <draw:polygon draw:style-name="gr1" draw:text-style-name="P1" draw:layer="layout" svg:width="22.256cm" svg:height="10.905cm" svg:x="0cm" svg:y="0cm" svg:viewBox="0 0 22257 10906" draw:points="0,0 22257,0 22257,10906 0,10906">
          <text:p/>
        </draw:polygon>
        <draw:polygon draw:style-name="gr1" draw:text-style-name="P1" draw:layer="layout" svg:width="22.256cm" svg:height="10.905cm" svg:x="0cm" svg:y="0cm" svg:viewBox="0 0 22257 10906" draw:points="0,0 22257,0 22257,10906 0,10906">
          <text:p/>
        </draw:polygon>
        <draw:polygon draw:style-name="gr1" draw:text-style-name="P1" draw:layer="layout" svg:width="22.26cm" svg:height="10.893cm" svg:x="0cm" svg:y="0cm" svg:viewBox="0 0 22261 10894" draw:points="0,0 22261,0 22261,10894 0,10894">
          <text:p/>
        </draw:polygon>
        <draw:polygon draw:style-name="gr2" draw:text-style-name="P2" draw:layer="layout" svg:width="22.26cm" svg:height="10.893cm" svg:x="0cm" svg:y="0cm" svg:viewBox="0 0 22261 10894" draw:points="0,0 22261,0 22261,10894 0,10894">
          <text:p/>
        </draw:polygon>
        <draw:polygon draw:style-name="gr1" draw:text-style-name="P1" draw:layer="layout" svg:width="22.26cm" svg:height="10.893cm" svg:x="-0.003cm" svg:y="-0.006cm" svg:viewBox="0 0 22261 10894" draw:points="0,0 22261,0 22261,10894 0,10894">
          <text:p/>
        </draw:polygon>
        <draw:polygon draw:style-name="gr3" draw:text-style-name="P3" draw:layer="layout" svg:width="6.188cm" svg:height="8.074cm" svg:x="8.416cm" svg:y="1.763cm" svg:viewBox="0 0 6189 8075" draw:points="0,0 6189,0 6189,8075 0,8075">
          <text:p/>
        </draw:polygon>
        <draw:polygon draw:style-name="gr1" draw:text-style-name="P1" draw:layer="layout" svg:width="3.049cm" svg:height="1.04cm" svg:x="8.421cm" svg:y="2.758cm" svg:viewBox="0 0 3050 1041" draw:points="0,0 3050,0 3050,1041 0,1041">
          <text:p/>
        </draw:polygon>
        <draw:polygon draw:style-name="gr4" draw:text-style-name="P4" draw:layer="layout" svg:width="3.013cm" svg:height="1.051cm" svg:x="8.416cm" svg:y="2.713cm" svg:viewBox="0 0 3014 1052" draw:points="0,0 3014,0 3014,1052 0,1052">
          <text:p/>
        </draw:polygon>
        <draw:polygon draw:style-name="gr5" draw:text-style-name="P1" draw:layer="layout" svg:width="6.188cm" svg:height="1.032cm" svg:x="8.416cm" svg:y="8.805cm" svg:viewBox="0 0 6189 1033" draw:points="0,0 6189,0 6189,1033 0,1033">
          <text:p/>
        </draw:polygon>
        <draw:polygon draw:style-name="gr1" draw:text-style-name="P1" draw:layer="layout" svg:width="3.654cm" svg:height="1.052cm" svg:x="11.43cm" svg:y="2.758cm" svg:viewBox="0 0 3655 1053" draw:points="0,0 3655,0 3655,1053 0,1053">
          <text:p/>
        </draw:polygon>
        <draw:polygon draw:style-name="gr4" draw:text-style-name="P4" draw:layer="layout" svg:width="3.182cm" svg:height="1.051cm" svg:x="11.43cm" svg:y="2.713cm" svg:viewBox="0 0 3183 1052" draw:points="0,0 3183,0 3183,1052 0,1052">
          <text:p/>
        </draw:polygon>
        <draw:polygon draw:style-name="gr5" draw:text-style-name="P1" draw:layer="layout" svg:width="6.188cm" svg:height="1.034cm" svg:x="8.416cm" svg:y="7.833cm" svg:viewBox="0 0 6189 1035" draw:points="0,0 6189,0 6189,1035 0,1035">
          <text:p/>
        </draw:polygon>
        <draw:path draw:style-name="gr6" draw:text-style-name="P5" draw:layer="layout" svg:width="0.247cm" svg:height="0.222cm" svg:x="10.106cm" svg:y="8.298cm" svg:viewBox="0 0 248 223" svg:d="M16 223c-6 0-9-2-12-3-2-2-2-5-3-5 0-3-2-3 0-6 0-3 6-38 21-98 14-61 25-94 25-96 4-9 12-15 24-15 5 2 6 3 8 5 3 1 6 4 6 6 0 1 0 4 0 4 0 2-3 18-8 38l-7 32c1 0 3 0 7-3 5-3 8-6 14-6 6-6 17-14 38-29 18-14 32-25 44-32 11-6 23-9 34-9 6 0 12 2 15 6 6 3 6 8 6 14 0 10-3 16-9 21-6 9-12 12-20 12-9 0-12-3-17-6-3-3-6-9-6-14 0 0 0-3 3-6l-6 3c-9 3-23 14-42 29l-31 23-6 3h2c7 0 15 2 30 3 11 2 24 8 32 11 18 9 26 23 26 38 0 5 0 11-2 20 0 6-3 17-3 23 0 12 5 20 11 20 17 0 29-17 38-55 3-5 3-8 3-8 2 0 5 0 8 0 6 0 9 0 9 3 0 8-3 23-12 40-8 20-20 32-34 35-3 2-6 2-15 2-11 0-26-5-31-14-9-9-16-20-16-35 0-5 0-11 0-17 3-3 3-9 3-12 0-8-3-14-9-17-5-6-14-11-23-11-12-3-20-6-26-6s-12 0-18 0h-5l-11 46c-7 35-15 52-15 52-3 9-9 14-20 14z">
          <text:p/>
        </draw:path>
        <draw:path draw:style-name="gr6" draw:text-style-name="P5" draw:layer="layout" svg:width="0.326cm" svg:height="0.115cm" svg:x="10.526cm" svg:y="8.336cm" svg:viewBox="0 0 327 116" svg:d="M0 9c0-3 3-5 8-9h311c5 4 8 6 8 9 0 6-3 9-8 12h-153-157c-6-3-9-6-9-12zM0 105c0-3 3-6 9-9h310c5 3 8 6 8 9 0 5-3 8-8 11h-311c-5-3-8-6-8-11z">
          <text:p/>
        </draw:path>
        <draw:path draw:style-name="gr6" draw:text-style-name="P5" draw:layer="layout" svg:width="0.18cm" svg:height="0.488cm" svg:x="11.045cm" svg:y="8.148cm" svg:viewBox="0 0 181 489" svg:d="M181 480c0 6 0 9-3 9h-9c-43 0-72-9-89-32 0-3-3-3-3-6 0-2-3-3-3-5 0 0 0-3 0-6-3-3-3-3-3-6s0-6 0-12c0-5 0-8 0-14 0-3 0-9 0-18s0-15 0-23c0-7 0-16 0-27 0-28-3-46-3-48 0-1 0-1 0-1-6-12-14-23-26-28-12-6-24-9-36-9-3 0-5-1-5-3-1 0-1-3-1-6 0-5 0-8 1-8 0-1 2-3 5-3 12 0 24-3 36-9s20-15 26-27c0-5 3-8 3-16 0-6 0-32 0-73v-25c0-18 0-30 3-38 0-6 6-14 14-20 9-9 20-14 38-20 11-3 23-4 26-4s3 0 8 0c3 0 6 0 7-2h11c3 3 3 6 3 9 0 5 0 8 0 8-3 2-6 2-9 2-17 1-32 4-43 12-9 7-15 14-18 21 0 3 0 28 0 72v38c0 17-3 26-3 31 0 6-2 12-8 21-9 13-23 23-44 28l-5 3 5 2c6 1 15 4 21 7 5 3 11 9 20 17 6 8 11 18 11 29 0 2 3 23 3 67s0 70 0 73c3 8 12 17 23 23 12 3 23 9 38 9 3 0 6 0 9 0 0 2 0 5 0 8z">
          <text:p/>
        </draw:path>
        <draw:path draw:style-name="gr6" draw:text-style-name="P5" draw:layer="layout" svg:width="0.223cm" svg:height="0.343cm" svg:x="11.279cm" svg:y="8.177cm" svg:viewBox="0 0 224 344" svg:d="M35 23c0-4 2-7 3-12 0-5 3-6 6-6 0 0 11-2 34-2 23-3 37-3 37-3 4 0 6 0 6 3s-8 37-25 101c-18 65-24 100-24 101 6-3 9-6 12-9 9-6 20-17 35-32 14-14 26-23 34-29 15-8 26-14 38-14 9 0 18 3 24 9 6 8 9 16 9 28 0 6 0 15-3 20-3 6-6 10-11 12-5 3-8 5-10 6-3 0-6 0-9 0-6 0-12-1-15-6-5-2-5-6-5-12 0-8 3-16 5-20 6-5 12-9 18-11l6-1c-3-5-6-8-12-8h-3c-9 3-17 6-29 14-9 7-23 18-35 32-14 12-25 24-34 29 2 0 3 0 8 3 4 0 9 0 12 3 3 0 9 2 14 3 4 2 9 3 12 7 3 6 8 6 12 9 3 3 5 8 8 14 0 6 3 12 3 15 0 5-3 14-3 20-3 8-3 14-3 20 0 12 3 20 15 20 14 0 26-20 37-58 0-3 3-5 10-5h1c5 0 8 2 8 5s0 3 0 6c-16 46-36 69-59 69-14 0-26-5-35-11-9-9-14-23-14-38 0-5 0-11 0-14 2-6 3-9 3-12 0-8-3-14-9-20-3-3-9-9-17-11-6 0-12-3-15-3-5-3-8-3-9-3h-2c-3 14-9 26-9 40-3 12-6 21-8 29-1 6-3 12-4 17-2 6-2 9-3 12-2 0-2 3-3 6-2 3-5 3-8 3-3 3-8 5-11 5-6 0-12-2-15-5s-3-6-3-9 6-29 18-75c11-51 23-100 34-148l20-70c0-5-2-6-3-8-3 0-11-1-20-3h-2c-3 0-6 0-6 0-1 0-3 0-3 0-3-1-3-3-3-3z">
          <text:p/>
        </draw:path>
        <draw:path draw:style-name="gr6" draw:text-style-name="P5" draw:layer="layout" svg:width="0.248cm" svg:height="0.307cm" svg:x="11.545cm" svg:y="8.035cm" svg:viewBox="0 0 249 308" svg:d="M0 123c0-3 2-6 5-6h82l16-56c9-37 12-55 15-56 0-2 3-5 6-5s6 3 6 8c0 1-6 18-15 53-8 35-12 53-12 56h64l15-56c8-37 14-55 14-56 3-2 3-5 6-5s3 0 5 3c1 2 3 3 3 3 0 3-5 20-14 55s-14 53-14 56h62c3 0 5 3 5 6s0 5-3 5-8 1-18 1h-18-32l-8 26-8 28c0 0 14 0 40 0h26c10 0 15 0 18 0 3 3 3 3 3 6s0 6-5 9h-85l-15 52c-9 37-14 55-15 55-2 2-5 3-5 3-3 0-3 0-6-1 0-2-3-2-3-5 0 0 6-20 15-52 8-35 14-52 14-52h-64l-14 52c-11 37-15 55-17 55 0 2-3 3-6 3 0 0-3 0-3-1-3-2-3-2-3-5 0 0 6-20 15-52 9-35 14-52 14-52h-61c-3-3-5-6-5-9s2-6 6-6h63l8-26 7-28c0 0-15 0-41 0h-37c-4-1-6-3-6-6zM162 129c0 0-9 0-32 0h-32l-6 26-8 28c0 0 11 0 31 0h32l9-26z">
          <text:p/>
        </draw:path>
        <draw:path draw:style-name="gr6" draw:text-style-name="P5" draw:layer="layout" svg:width="0.099cm" svg:height="0.232cm" svg:x="11.533cm" svg:y="8.43cm" svg:viewBox="0 0 100 233" svg:d="M56 21c0-6 3-11 9-14 3-3 9-7 14-7 4 0 7 1 12 4 3 3 3 6 3 11 0 6-3 9-6 15-6 3-12 6-14 6-6 0-9 0-12-3s-6-6-6-12zM0 129c0 0 0-3 4-9 0-6 3-11 6-17 6-6 12-14 17-17 6-6 15-9 21-9 8 0 17 3 23 9 5 3 8 11 8 20 0 3 0 11-3 20-2 9-8 20-14 35-6 17-12 29-14 40 0 6-3 9-3 12s3 8 5 8c3 0 6 0 6-3 3 0 6-2 9-5 3 0 6-6 11-12 3-3 6-11 7-20 2-3 2-3 2-3 0 0 3 0 6 0 6 0 9 0 9 3 0 0-3 3-3 9-3 5-6 11-11 17-4 8-10 14-15 17-6 6-15 9-21 9-8 0-17-3-23-6-5-6-8-14-8-23 0-3 0-9 3-12 0-2 5-17 14-40s14-37 14-40c3-6 3-9 3-15 0-3-3-8-5-8-6 0-15 5-21 14-5 6-8 17-11 26 0 3-3 3-3 3l-3 3h-3-7c0-3 0-3 0-6z">
          <text:p/>
        </draw:path>
        <draw:path draw:style-name="gr6" draw:text-style-name="P5" draw:layer="layout" svg:width="0.18cm" svg:height="0.488cm" svg:x="11.868cm" svg:y="8.148cm" svg:viewBox="0 0 181 489" svg:d="M0 11c0-5 0-8 0-8 3-1 6-1 11-3 27 0 49 6 64 14 14 8 23 17 30 26 3 6 6 12 6 17 0 4 0 27 0 66 3 44 3 68 3 70 3 14 11 24 26 32 11 6 23 9 34 9 3 0 4 2 6 3 0 0 1 3 1 8 0 3-1 6-1 6-2 2-3 3-6 3-11 0-25 3-34 9-14 8-20 16-23 26-3 5-3 11-3 17-3 9-3 32-3 75v27c0 15 0 29-3 35-2 8-7 14-15 23-18 14-44 23-81 23-6 0-9 0-12 0 0-3 0-3 0-9 0-3 0-3 0-3 0-2 0-2 0-3 0-2 0-2 0-2 3 0 3 0 6 0 5 0 9 0 14-3 6 0 12 0 21-3 5-3 11-6 17-12s9-11 11-17c0-3 0-26 0-71l3-67c3-19 15-34 34-45 11-6 19-9 25-9-9-3-17-6-25-11-19-10-31-23-34-41v-3l-3-66c0-44 0-67 0-69-3-15-11-23-25-27-15-5-26-8-38-9-3 0-6 0-6-2 0 0 0-3 0-6z">
          <text:p/>
        </draw:path>
        <draw:path draw:style-name="gr6" draw:text-style-name="P5" draw:layer="layout" svg:width="0.22cm" svg:height="0.225cm" svg:x="12.485cm" svg:y="3.091cm" svg:viewBox="0 0 221 226" svg:d="M82 226c-24 0-44-8-61-26-14-14-21-35-21-59 0-23 4-43 15-61 9-19 23-37 41-51 25-20 49-29 75-29 11 0 17 0 20 0 6 0 9 2 15 3 3 2 9 3 18 8 6 4 12 9 17 15 6 6 9 14 12 25 5 10 8 21 8 33 0 34-14 69-43 99-30 29-62 43-96 43zM41 159c0 18 6 30 15 36 8 8 17 11 29 11 14 0 28-3 43-14 11-12 20-27 29-45 3-6 6-20 12-37 4-18 7-32 7-46 0-13-3-24-9-32-7-10-19-15-33-15-21 0-38 9-55 29-12 15-20 34-26 58-6 23-9 43-12 55z">
          <text:p/>
        </draw:path>
        <draw:path draw:style-name="gr6" draw:text-style-name="P5" draw:layer="layout" svg:width="0.132cm" svg:height="0.243cm" svg:x="12.749cm" svg:y="3.14cm" svg:viewBox="0 0 133 244" svg:d="M31 104c18-14 32-20 52-20 26 0 42 11 47 35 1 5 3 29 3 70v55h-35v-55c0-35 0-56 0-57-3-16-15-22-32-22h-3c-6 0-11 3-14 8-6 3-12 12-15 21 0 7 0 18 0 32 0 3 0 9 0 15s0 9 0 14v44h-34v-244h31z">
          <text:p/>
        </draw:path>
        <draw:path draw:style-name="gr6" draw:text-style-name="P5" draw:layer="layout" svg:width="0.136cm" svg:height="0.165cm" svg:x="12.916cm" svg:y="3.221cm" svg:viewBox="0 0 137 166" svg:d="M0 83c0-25 6-45 20-60 15-15 34-23 53-23 6 0 12 0 15 2 5 1 11 4 17 7s11 8 14 14c6 6 9 12 12 23 3 9 6 20 6 32v6h-108v3c0 11 5 23 14 34 9 12 20 18 36 18 6 0 11 0 17-3 6 0 12-1 15-3 3-1 8-3 11-6 3 0 6-3 9-3l3-3c0 3 0 6 0 14 0 6 0 12 0 15s-3 3-6 6c-14 7-32 10-49 10-24 0-42-7-59-25-14-17-20-35-20-58zM111 61v-3c-3-3-3-3-3-6 0 0 0-3-3-4 0-3 0-5-3-8-3 0-3-2-6-3 0-2-3-5-6-5-2-1-2-3-5-3-3-1-9-3-12-3-7 0-10 2-15 3-4 3-9 6-12 9-3 2-6 7-6 10-5 4-5 6-6 9-2 1-2 3-2 4z">
          <text:p/>
        </draw:path>
        <draw:path draw:style-name="gr6" draw:text-style-name="P5" draw:layer="layout" svg:width="0.131cm" svg:height="0.165cm" svg:x="13.074cm" svg:y="3.221cm" svg:viewBox="0 0 132 166" svg:d="M70 26c-9 0-14 0-20 2-4 1-9 3-15 4-3 2-6 3-9 6-3 2-5 2-8 2-3 3-3 3-3 3v-5c0-4 0-9 0-15-3-3-3-6-3-9h3c0 0 3 0 3-2 14-7 32-12 46-12h6c17 0 36 8 47 22 6 7 9 13 12 21 3 6 3 17 3 31 0 3 0 7 0 15s0 15 0 20v54h-32v-13l-6 3c-15 10-33 13-53 13h-3c-8 0-17-3-26-10-8-9-12-23-12-38 0-5 0-6 1-8 3-12 14-21 31-26 18-6 35-9 58-10h7v-10c0-6 0-9 0-12-3-6-7-12-10-17-5-6-11-9-17-9zM94 97c-44 1-64 7-64 21 0 5 2 9 5 14 6 4 15 7 23 7 20 0 29-7 36-21 3-3 3-8 3-14v-7z">
          <text:p/>
        </draw:path>
        <draw:path draw:style-name="gr6" draw:text-style-name="P5" draw:layer="layout" svg:width="0.145cm" svg:height="0.246cm" svg:x="13.239cm" svg:y="3.14cm" svg:viewBox="0 0 146 247" svg:d="M0 165c0-23 6-44 18-58 12-15 27-23 41-23 20 0 37 5 52 14l3 2v-100h32v244h-32v-15l-3 3c-15 12-32 15-49 15-6 0-12 0-12 0-17-3-30-15-38-35-9-12-12-29-12-47zM114 124c-11-9-20-14-31-14h-1c-3 0-3 0-3 0-3 0-6 0-11 2-3 1-6 3-15 7-6 2-8 8-11 17-6 9-6 19-6 29 0 32 11 50 35 56 0 0 2 0 8 0h3c12 0 21-6 29-15l3-3z">
          <text:p/>
        </draw:path>
        <draw:path draw:style-name="gr7" draw:text-style-name="P4" draw:layer="layout" svg:width="2.131cm" svg:height="0.638cm" svg:x="6.032cm" svg:y="2.6cm" svg:viewBox="0 0 2132 639" svg:d="M2132 639c-877 0-1255-639-2132-639">
          <text:p/>
        </draw:path>
        <draw:polygon draw:style-name="gr8" draw:text-style-name="P6" draw:layer="layout" svg:width="0.32cm" svg:height="0.384cm" svg:x="8.099cm" svg:y="3.048cm" svg:viewBox="0 0 321 385" draw:points="0,0 321,190 0,385">
          <text:p/>
        </draw:polygon>
        <draw:path draw:style-name="gr7" draw:text-style-name="P4" draw:layer="layout" svg:width="1.761cm" svg:height="1.301cm" svg:x="14.605cm" svg:y="1.937cm" svg:viewBox="0 0 1762 1302" svg:d="M1762 0c-785 0-969 1302-1762 1302">
          <text:p/>
        </draw:path>
        <draw:polygon draw:style-name="gr8" draw:text-style-name="P6" draw:layer="layout" svg:width="0.319cm" svg:height="0.378cm" svg:x="16.295cm" svg:y="1.749cm" svg:viewBox="0 0 320 379" draw:points="0,0 320,188 0,379">
          <text:p/>
        </draw:polygon>
        <draw:path draw:style-name="gr4" draw:text-style-name="P4" draw:layer="layout" svg:width="5.207cm" svg:height="3.173cm" svg:x="16.613cm" svg:y="0.695cm" svg:viewBox="0 0 5208 3174" svg:d="M635 0h3938c21 0 44 3 64 5 20 1 40 4 61 9 20 4 40 9 60 15s41 12 58 21c20 8 38 17 58 25 17 12 35 21 52 34 17 10 34 24 51 36 15 14 30 28 47 43 14 14 29 29 40 46 15 15 26 32 38 49 11 18 23 35 31 54 12 18 21 36 27 56 8 20 17 38 22 58 6 20 10 40 15 60 3 21 6 41 9 63 2 21 2 41 2 61v1906c0 21 0 41-2 61-3 23-6 41-9 64-5 20-9 40-15 60-5 18-14 38-22 58-6 20-15 37-27 55-8 20-20 37-31 55-12 17-23 34-38 49-11 17-26 31-40 46-17 14-32 29-47 43-17 12-34 26-51 35-17 14-35 23-52 32-20 11-38 20-58 28-17 9-38 15-58 21-20 5-40 11-60 14-21 6-41 9-61 9-20 3-43 3-64 3h-3938c-20 0-43 0-61-3-22 0-42-3-63-9-20-3-40-9-60-14-21-6-41-12-58-21-20-8-38-17-58-28-17-9-34-18-52-32-17-9-34-23-52-35-14-14-29-29-46-43-14-15-26-29-40-46-15-15-26-32-38-49-11-18-23-35-32-55-9-18-17-35-26-55-8-20-14-40-20-58-6-20-11-40-15-60-5-23-8-41-11-64-3-20-3-40-3-61v-1906c0-20 0-40 3-61 3-22 6-42 11-63 4-20 9-40 15-60s12-38 20-58c9-20 17-38 26-56 9-19 21-36 32-54 12-17 23-34 38-49 14-17 26-32 40-46 17-15 32-29 46-43 18-12 35-26 52-36 18-13 35-22 52-34 20-8 38-17 58-25 17-9 37-15 58-21 20-6 40-11 60-15 21-5 41-8 63-9 18-2 41-5 61-5z">
          <text:p/>
        </draw:path>
        <draw:polygon draw:style-name="gr4" draw:text-style-name="P4" draw:layer="layout" svg:width="5.207cm" svg:height="0.801cm" svg:x="16.613cm" svg:y="1.537cm" svg:viewBox="0 0 5208 802" draw:points="0,0 5208,0 5208,802 0,802">
          <text:p/>
        </draw:polygon>
        <draw:path draw:style-name="gr4" draw:text-style-name="P4" draw:layer="layout" svg:width="5.167cm" svg:height="2.512cm" svg:x="0.865cm" svg:y="1.356cm" svg:viewBox="0 0 5168 2513" svg:d="M555 0h4059c35 0 72 3 107 9s72 17 104 29c34 11 66 28 98 46 29 17 57 40 83 63 24 23 47 49 70 76 20 28 35 57 49 86 14 32 26 63 32 95 8 32 11 64 11 98v1507c0 34-3 66-11 98-6 32-18 64-32 95-14 30-29 58-49 87-23 26-46 52-70 75-26 23-54 44-83 65-32 20-64 34-98 46-32 12-69 23-104 29s-72 9-107 9h-4059c-38 0-73-3-108-9-37-6-71-17-104-29-34-12-66-26-97-46-29-21-58-42-84-65s-47-49-69-75c-20-29-38-57-50-87-14-31-25-63-34-95-6-32-9-64-9-98v-1507c0-34 3-66 9-98 9-32 20-63 34-95 12-29 30-58 50-86 22-27 43-53 69-76s55-46 84-63c31-18 63-35 97-46 33-12 67-23 104-29 35-6 70-9 108-9z">
          <text:p/>
        </draw:path>
        <draw:polygon draw:style-name="gr4" draw:text-style-name="P4" draw:layer="layout" svg:width="5.158cm" svg:height="0.84cm" svg:x="0.874cm" svg:y="2.182cm" svg:viewBox="0 0 5159 841" draw:points="0,0 5159,0 5159,841 0,841">
          <text:p/>
        </draw:polygon>
        <draw:path draw:style-name="gr6" draw:text-style-name="P5" draw:layer="layout" svg:width="0.315cm" svg:height="0.222cm" svg:x="10.142cm" svg:y="9.245cm" svg:viewBox="0 0 316 223" svg:d="M43 31c21-20 44-31 71-31 17 0 31 3 40 9 9 7 15 16 20 25l4-2c19-21 43-32 71-32 38 0 58 17 64 49 3 8 3 37 3 94v80h-46v-77c0-52 0-78 0-80-6-20-20-29-44-29h-3c-8 0-17 3-23 11-8 7-14 17-14 27-3 11-5 26-6 46 0 3 0 9 0 17 0 9 0 15 1 21v64h-44v-77c0-52 0-78 0-80-6-20-20-29-44-29h-3c-12 0-21 3-26 11-7 7-12 17-15 27-3 11-3 26-3 46 0 3 0 9 0 17 0 9 0 15 0 21v64h-46v-220h43z">
          <text:p/>
        </draw:path>
        <draw:path draw:style-name="gr6" draw:text-style-name="P5" draw:layer="layout" svg:width="0.053cm" svg:height="0.33cm" svg:x="10.523cm" svg:y="9.137cm" svg:viewBox="0 0 54 331" svg:d="M0 50v-50h54v50zM6 331v-217h43v217z">
          <text:p/>
        </draw:path>
        <draw:path draw:style-name="gr6" draw:text-style-name="P5" draw:layer="layout" svg:width="0.181cm" svg:height="0.222cm" svg:x="10.642cm" svg:y="9.245cm" svg:viewBox="0 0 182 223" svg:d="M43 31c17-17 37-28 60-31h3c3 0 6 0 6 0h3c36 0 59 17 64 49 1 8 3 37 3 94v80h-46v-77c0-52 0-78 0-80-5-20-21-29-44-29h-3c-9 0-17 3-23 11-9 7-15 17-15 27-3 11-5 26-5 46 0 3 0 9 0 17 0 9 0 15 0 21v64h-46v-220h43z">
          <text:p/>
        </draw:path>
        <draw:path draw:style-name="gr6" draw:text-style-name="P5" draw:layer="layout" svg:width="0.156cm" svg:height="0.284cm" svg:x="10.867cm" svg:y="9.189cm" svg:viewBox="0 0 157 285" svg:d="M157 265c0 3-6 3-12 5-6 3-15 6-30 9-11 3-23 6-35 6h-5c-9 0-15-6-21-14-5-6-9-15-11-21-3-6-3-11-3-14-3-9-3-35-3-78v-61h-37v-34h40v-63h40v63h65v34h-65v58c0 40 0 63 3 75 3 9 12 14 23 14 15 0 27-5 39-11 0 0 3 6 6 17 0 9 3 15 6 15z">
          <text:p/>
        </draw:path>
        <draw:path draw:style-name="gr6" draw:text-style-name="P5" draw:layer="layout" svg:width="0.324cm" svg:height="0.116cm" svg:x="11.195cm" svg:y="9.288cm" svg:viewBox="0 0 325 117" svg:d="M0 9c0-3 1-6 6-9h311c5 3 8 6 8 9 0 5-3 8-8 8l-155 3h-156c-3-3-6-5-6-11zM0 105c0-3 3-8 6-9h311c5 3 8 6 8 9 0 6-3 9-8 12h-311c-5-3-6-6-6-12z">
          <text:p/>
        </draw:path>
        <draw:path draw:style-name="gr6" draw:text-style-name="P5" draw:layer="layout" svg:width="0.324cm" svg:height="0.289cm" svg:x="11.706cm" svg:y="9.181cm" svg:viewBox="0 0 325 290" svg:d="M279 57c0 1 3 4 5 12 6 6 10 18 15 32 6 14 6 28 9 44 0 37-14 66-35 93-23 29-52 43-87 49-3 0-11 0-23 0-11 0-20 0-25 0-31-6-54-17-71-35l-6-5-26 20c-9 11-17 17-18 20-2 0-5 0-8 3-6 0-9-6-9-12 0-2 1-2 3-5 0-3 9-9 24-21 14-14 22-20 20-20 0 0-3-3-6-8-3-6-9-13-12-24-5-9-8-21-9-32-2-3-2-12-2-23 0-12 0-21 2-24 4-29 18-55 38-77 29-29 65-44 103-44 8 0 17 2 25 3 29 3 52 15 72 34l6 4 23-18c15-15 23-23 26-23s6 0 7 3c5 0 5 3 5 6s-3 6-6 9-9 10-23 20c-3 3-6 6-9 9-3 2-5 5-8 8 0 2 0 3 0 2zM250 54c-17-16-35-25-58-31-6-2-17-2-35-2-28 0-53 8-73 26-20 17-32 37-41 60-5 12-5 26-5 43 0 18 3 32 9 41 3 6 6 11 8 17 3 7 6 10 9 10 0 0 32-27 93-82 61-52 93-81 93-82zM287 145c0-9-2-18-3-26-2-7-2-15-5-21-3-5-6-11-6-14-3-4-6-9-8-11-1-3-3-3-3-3-1 0-32 28-90 80-65 55-94 85-94 85 0 0 3 3 9 9 3 6 15 9 29 17 15 6 33 9 50 9 32 0 61-12 84-38 26-24 37-53 37-87z">
          <text:p/>
        </draw:path>
        <draw:path draw:style-name="gr6" draw:text-style-name="P5" draw:layer="layout" svg:width="0.211cm" svg:height="0.216cm" svg:x="2.571cm" svg:y="2.517cm" svg:viewBox="0 0 212 217" svg:d="M82 217c-53-145-82-215-82-215 0-2 9-2 23-2 17 0 23 0 23 2 0 0 6 12 15 37 10 24 21 52 30 82 11 29 17 52 17 61 3-9 9-36 23-81 17-44 29-76 38-99 0-2 6-2 23-2 12 0 20 0 20 2l-80 215z">
          <text:p/>
        </draw:path>
        <draw:path draw:style-name="gr6" draw:text-style-name="P5" draw:layer="layout" svg:width="0.18cm" svg:height="0.229cm" svg:x="2.807cm" svg:y="2.51cm" svg:viewBox="0 0 181 230" svg:d="M96 35c-9 0-17 1-26 3-8 0-14 3-20 5-6 3-12 4-15 7-5 3-8 5-9 6-5 2-5 3-5 3v-9c0-6-3-12-3-18s0-11 0-11c0-1 0-3 3-3 0 0 3-3 5-3 18-11 41-15 64-15h6c26 0 49 10 64 29 9 9 13 18 16 27 2 11 5 25 5 45 0 4 0 10 0 21 0 13 0 21 0 27v75h-45v-20l-8 3c-20 14-43 23-70 23h-3c-14 0-26-6-37-17-12-12-18-29-18-49 0-6 0-9 1-12 5-17 17-30 43-38 23-7 49-12 78-13h12v-13c0-9 0-15 0-16-3-10-7-19-15-26-6-8-14-11-23-11zM128 135c-58 0-87 11-87 29 0 5 3 11 9 17 8 6 17 11 32 11 25 0 40-8 49-28 2-3 3-12 3-21v-8z">
          <text:p/>
        </draw:path>
        <draw:polygon draw:style-name="gr6" draw:text-style-name="P5" draw:layer="layout" svg:width="0.044cm" svg:height="0.337cm" svg:x="3.056cm" svg:y="2.396cm" svg:viewBox="0 0 45 338" draw:points="0,338 0,0 45,0 45,338">
          <text:p/>
        </draw:polygon>
        <draw:path draw:style-name="gr6" draw:text-style-name="P5" draw:layer="layout" svg:width="0.127cm" svg:height="0.239cm" svg:x="3.177cm" svg:y="2.566cm" svg:viewBox="0 0 128 240" svg:d="M29 103c15-14 32-20 53-20 24 0 41 11 43 34 1 6 3 27 3 65v58h-31v-54c0-36 0-56 0-57-3-14-15-20-32-20h-4c-6 0-12 0-14 6-6 6-9 12-15 20 0 8 0 18-3 32 0 3 0 9 0 12 0 7 0 12 3 18v43h-32v-240h29z">
          <text:p/>
        </draw:path>
        <draw:path draw:style-name="gr6" draw:text-style-name="P5" draw:layer="layout" svg:width="0.136cm" svg:height="0.161cm" svg:x="3.336cm" svg:y="2.647cm" svg:viewBox="0 0 137 162" svg:d="M0 81c0-23 9-43 23-57 15-19 32-24 49-24 6 0 12 0 18 2 2 1 8 3 14 6 6 4 12 10 14 16 3 3 9 11 9 20 7 9 7 20 10 32v6h-105v2c0 12 3 23 11 35 9 12 21 17 35 17 6 0 12-2 17-3 6 0 12-2 15-2 3-3 6-3 11-6 3 0 3-3 6-3l3-3c0 3 0 6 4 12 0 8 0 11 0 14v3c0 0-4 0-7 3-14 8-32 11-49 11-20 0-40-8-55-23-14-17-23-37-23-58zM110 61v-5c-3-1-3-3-3-3 0-3 0-3-3-6 0-3-3-3-3-6-3 0-3-3-6-6 0 0-3-3-5-5-3-1-3-1-6-3-6 0-9 0-12 0-5 0-8 0-14 2-3 3-9 6-9 9-3 3-6 6-8 9-3 3-4 6-4 8-2 3-2 3-2 6z">
          <text:p/>
        </draw:path>
        <draw:path draw:style-name="gr6" draw:text-style-name="P5" draw:layer="layout" svg:width="0.13cm" svg:height="0.161cm" svg:x="3.492cm" svg:y="2.647cm" svg:viewBox="0 0 131 162" svg:d="M66 27c-5 0-11 0-17 0-6 2-9 2-14 5-3 3-6 3-9 6-3 0-6 3-9 3 0 3-3 3-3 3v-6c0-6 0-9 0-14 0-3 0-6 0-9 3 0 3 0 3-3 15-9 32-12 46-12h6c21 0 36 5 47 21 6 6 10 14 10 20 5 9 5 17 5 32 0 3 0 6 0 14 0 9 0 15 0 18v54h-34v-14l-3 3c-13 9-33 14-54 14-11 0-20-3-26-11-8-9-14-20-14-35 0-6 0-8 0-9 6-11 14-20 32-26 17-5 34-8 58-8h7v-9c0-8 0-11 0-11-3-9-4-15-9-18-3-6-10-8-22-8zM93 96c-44 0-64 6-64 20 0 3 3 9 9 12 2 5 11 6 20 8 20 0 32-8 36-20 2-3 3-9 3-14v-6z">
          <text:p/>
        </draw:path>
        <draw:path draw:style-name="gr6" draw:text-style-name="P5" draw:layer="layout" svg:width="0.141cm" svg:height="0.242cm" svg:x="3.654cm" svg:y="2.566cm" svg:viewBox="0 0 142 243" svg:d="M0 161c0-21 5-40 17-55 11-15 26-23 40-23 18 0 36 3 51 14l3 1v-98h31v240h-32v-14h-3c-14 11-29 17-50 17-3 0-8 0-9 0-17-5-29-17-37-35-8-13-11-29-11-47zM110 123c-8-9-19-14-30-14h-2c-3 0-6 0-12 0-3 3-9 5-14 8-6 3-9 9-15 16-3 8-3 19-3 28 0 32 11 50 35 55 0 0 3 0 6 0h3c12 0 21-5 30-17l2-3z">
          <text:p/>
        </draw:path>
        <draw:path draw:style-name="gr6" draw:text-style-name="P5" draw:layer="layout" svg:width="0.217cm" svg:height="0.228cm" svg:x="1.2cm" svg:y="3.342cm" svg:viewBox="0 0 218 229" svg:d="M0 115c0-32 12-60 34-83 21-21 44-32 70-32 12 0 17 0 20 0 26 5 49 18 66 40 18 21 28 47 28 76 0 31-13 57-33 82-20 20-46 31-76 31-31 0-57-11-77-31-20-25-32-51-32-83zM171 112c0-17-3-29-6-40-6-11-12-18-18-23-8-5-14-8-20-11-6-1-12-3-20-3-6 0-9 2-14 3-3 0-9 3-15 6-6 2-11 8-15 13-5 6-8 13-11 21-6 9-6 20-6 34 0 27 6 47 18 59 11 11 28 17 45 19h1c3 0 6 0 11-2 3 0 9-1 15-4s11-8 17-13c3-4 8-12 12-24 3-9 6-23 6-35z">
          <text:p/>
        </draw:path>
        <draw:path draw:style-name="gr6" draw:text-style-name="P5" draw:layer="layout" svg:width="0.199cm" svg:height="0.316cm" svg:x="1.466cm" svg:y="3.344cm" svg:viewBox="0 0 200 317" svg:d="M47 24c9-6 21-11 37-17 15-4 30-6 47-7 23 0 41 13 54 42 10 20 15 43 15 71 0 30-8 56-23 79-17 23-38 34-63 34-6 0-15-1-21-3-8-3-14-3-17-5-8-3-12-6-15-7-5-2-8-5-8-6-3-2-3-2-6-2v114h-47v-311h47v9zM157 113c0-22-6-38-18-52-11-17-26-22-43-22-17-1-32 5-43 17l-6 3v104c12 17 26 26 44 26 19 0 34-7 45-23 15-15 21-32 21-53z">
          <text:p/>
        </draw:path>
        <draw:path draw:style-name="gr6" draw:text-style-name="P5" draw:layer="layout" svg:width="0.19cm" svg:height="0.229cm" svg:x="1.694cm" svg:y="3.341cm" svg:viewBox="0 0 191 230" svg:d="M0 114c0-33 11-61 32-82 20-22 43-32 72-32 5 0 15 1 21 3 6 1 14 4 23 10 9 3 14 11 20 17 6 9 12 20 15 32 5 14 6 29 8 46v9h-148v3c0 17 6 33 17 49 14 16 29 23 49 23 8 0 19 0 25-3 8 0 17-3 20-6 6-1 12-3 17-6 6-3 9-5 12-5l3-3c0 3 0 8 0 17 2 12 2 17 2 20 0 2 0 4 0 4 0 0-2 3-8 6-20 9-44 14-71 14-31 0-57-11-77-33-21-25-30-51-32-83zM154 84v-5c0-3-3-6-3-6 0-2 0-3-3-8-2-3-3-6-5-7-1-2-4-5-6-8-3-3-6-5-9-6-3-2-8-3-11-5-4-1-10-3-16-3s-12 3-20 6c-6 3-12 5-15 11-3 3-8 9-11 12-3 6-4 8-6 13 0 3-1 4-1 6z">
          <text:p/>
        </draw:path>
        <draw:path draw:style-name="gr6" draw:text-style-name="P5" draw:layer="layout" svg:width="0.18cm" svg:height="0.221cm" svg:x="1.933cm" svg:y="3.344cm" svg:viewBox="0 0 181 222" svg:d="M41 30c17-17 37-27 60-29h3c3 0 6 0 8-1h1c38 0 59 16 65 49 2 7 2 40 3 95v78h-45v-76c-3-51-3-78-3-79-3-20-18-29-43-29h-3c-9 0-17 3-23 9-9 8-15 17-15 29-3 13-5 27-5 45 0 5 0 11 0 20 0 6 0 14 0 20v61h-44v-219h41z">
          <text:p/>
        </draw:path>
        <draw:path draw:style-name="gr6" draw:text-style-name="P5" draw:layer="layout" svg:width="0.064cm" svg:height="0.153cm" svg:x="2.187cm" svg:y="3.507cm" svg:viewBox="0 0 65 154" svg:d="M0 40c0 0 0-3 0-11 0-9 0-15 6-21s12-8 24-8c9 0 18 3 23 11 9 9 12 23 12 43 0 12 0 24-5 34-3 11-6 20-10 28-2 9-8 15-11 20-6 6-9 12-12 15s-9 3-9 3c-1 0-3 0-6-3s-6-6-6-6c0-3 3-6 6-9 5-5 10-8 15-14 4-6 9-14 12-26 6-10 6-22 9-36v-6c0 1-3 1-3 1 0 0-3 0-3 2 0 0-3 0-6 0 0 0-3 0-5 0-9 0-17-2-25-8z">
          <text:p/>
        </draw:path>
        <draw:path draw:style-name="gr6" draw:text-style-name="P5" draw:layer="layout" svg:width="0.185cm" svg:height="0.228cm" svg:x="2.381cm" svg:y="3.342cm" svg:viewBox="0 0 186 229" svg:d="M0 115c0-34 11-61 32-83 20-21 43-32 72-32 15 0 24 0 27 0 9 2 17 3 26 6 8 3 17 6 20 9 6 3 8 5 8 5l-8 38-3-3c-5 0-9-3-12-6-5-3-11-5-14-5-9-4-23-6-39-6h-2c-24 0-41 11-52 32-7 13-10 28-10 43 0 23 4 40 15 55 12 14 26 22 49 22 25 0 48-6 68-19l6-3 2 10c0 7 0 13 0 22l1 9c-3 3-6 3-9 6s-14 6-26 8c-15 6-29 6-44 6-32 0-58-11-78-31-21-25-29-53-29-83z">
          <text:p/>
        </draw:path>
        <draw:path draw:style-name="gr6" draw:text-style-name="P5" draw:layer="layout" svg:width="0.052cm" svg:height="0.33cm" svg:x="2.612cm" svg:y="3.235cm" svg:viewBox="0 0 53 331" svg:d="M0 50v-50h53v50zM3 331v-216h47v216z">
          <text:p/>
        </draw:path>
        <draw:path draw:style-name="gr6" draw:text-style-name="P5" draw:layer="layout" svg:width="0.2cm" svg:height="0.343cm" svg:x="2.712cm" svg:y="3.227cm" svg:viewBox="0 0 201 344" svg:d="M0 232c0-32 6-58 24-81 14-20 34-32 55-32 26 0 51 6 72 20l3 3v-142h47v339h-48v-21l-5 3c-20 17-41 23-67 23-8 0-14 0-17 0-20-6-37-23-49-46-11-20-15-43-15-66zM153 177c-14-15-28-20-43-20h-3-2c-3 0-7 0-12 3-6 0-12 2-20 8-9 3-15 12-20 23-4 12-7 26-7 41 0 43 15 69 47 75 3 0 6 0 12 0h2c18 0 32-6 44-23l2-3z">
          <text:p/>
        </draw:path>
        <draw:path draw:style-name="gr6" draw:text-style-name="P5" draw:layer="layout" svg:width="0.066cm" svg:height="0.153cm" svg:x="2.984cm" svg:y="3.507cm" svg:viewBox="0 0 67 154" svg:d="M0 40c0 0 0-3 0-11 0-9 3-15 9-21 5-6 12-8 21-8s17 3 26 11c9 9 11 23 11 43 0 12-2 24-5 34-3 11-6 20-11 28-4 9-7 15-12 20-3 6-9 12-12 15s-6 3-6 3c-4 0-4 0-7-3s-5-6-5-6c0-3 2-6 5-9 3-5 10-8 13-14 6-6 9-14 14-26 3-10 6-22 7-36v-6h-1c0 1 0 1-2 1-1 0-1 0-3 2-1 0-3 0-3 0-3 0-3 0-6 0-9 0-19-2-24-8z">
          <text:p/>
        </draw:path>
        <draw:path draw:style-name="gr6" draw:text-style-name="P5" draw:layer="layout" svg:width="0.222cm" svg:height="0.346cm" svg:x="3.186cm" svg:y="3.227cm" svg:viewBox="0 0 223 347" svg:d="M39 25c0-5 0-8 0-12 2-5 3-7 6-7 0 0 14 0 37-3 21 0 34-1 34-3 3 0 6 3 6 5 0 1-8 38-25 103-15 66-24 98-24 101 6-3 12-6 15-9 8-6 20-17 32-32 17-14 26-23 34-29 14-8 26-14 38-14 9 0 17 3 23 9 5 8 8 17 8 26 0 8 0 17-3 20-2 6-5 11-8 14-6 3-9 3-12 6-3 0-6 0-8 0-6 0-12 0-15-6-5-3-6-8-6-14s1-15 7-20c5-3 11-6 16-9l7-3c-4-3-7-3-12-3-12 0-21 3-32 12-9 5-20 17-35 29-14 14-25 23-31 31 0 0 2 0 6 0 5 3 8 3 11 3 6 3 8 3 14 6 4 0 9 3 12 6 6 3 8 5 11 8s6 6 9 12 3 11 3 17 0 12-3 20c-2 9-3 15-3 18 0 14 6 20 15 20 14 0 26-20 35-58 2-3 5-3 11-3h3c3 0 6 0 6 3s-1 6-1 9c-14 46-31 69-57 69-15 0-26-6-35-14-9-9-14-20-14-35 0-8 0-11 2-17 0-3 0-9 0-12 0-6-2-11-5-17-6-6-12-9-18-12-8-3-11-5-17-5-5 0-6-3-9-3-5 14-8 29-11 40-3 12-5 23-6 29-3 6-3 12-5 17-1 6-3 12-4 12 0 3-2 6-2 6-3 2-3 5-7 5-4 3-9 6-15 6-5 0-9-3-12-6s-5-5-5-8 6-29 20-78c12-49 24-98 36-144l17-71c1-6 0-8-3-8-3-1-8-1-19-3h-3c-3 0-4 0-6 0-1 0-1 0-3-1 0 0 0-2 0-3z">
          <text:p/>
        </draw:path>
        <draw:path draw:style-name="gr6" draw:text-style-name="P5" draw:layer="layout" svg:width="0.162cm" svg:height="0.052cm" svg:x="3.209cm" svg:y="3.126cm" svg:viewBox="0 0 163 53" svg:d="M46 35c-5 0-9 0-14 3-3 3-6 3-9 6-3 0-6 3-9 9l-8-6-6-6c0 0 0-3 6-8 3-3 8-9 11-16 6-3 9-9 12-9 6-5 14-8 20-8 9 0 18 3 34 8 15 9 26 13 34 13 5 0 8-4 14-4 3-3 6-6 9-6 3-3 5-5 9-11l8 6 6 5c-14 22-23 33-35 39-5 3-9 3-14 3-8 0-19-3-36-9-12-6-23-9-32-9z">
          <text:p/>
        </draw:path>
        <draw:polygon draw:style-name="gr6" draw:text-style-name="P5" draw:layer="layout" svg:width="0.188cm" svg:height="0.24cm" svg:x="3.46cm" svg:y="3.4cm" svg:viewBox="0 0 189 241" draw:points="0,241 0,0 39,0 39,102 151,102 151,0 189,0 189,241 151,241 151,128 39,128 39,241">
          <text:p/>
        </draw:polygon>
        <draw:path draw:style-name="gr6" draw:text-style-name="P5" draw:layer="layout" svg:width="0.067cm" svg:height="0.153cm" svg:x="3.737cm" svg:y="3.507cm" svg:viewBox="0 0 68 154" svg:d="M0 40c0 0 0-3 0-11 0-9 3-15 9-21s12-8 20-8c12 0 18 3 27 11 6 9 12 23 12 43 0 12-3 24-6 34-3 11-6 20-9 28-6 9-9 15-15 20-6 6-9 12-12 15s-5 3-5 3c0 0-3 0-6-3s-6-6-6-6c0-3 3-6 6-9 3-5 8-8 11-14 6-6 9-14 15-26 3-10 6-22 6-36v-6c0 1 0 1-3 1l-3 2h-3c-3 0-6 0-6 0-9 0-17-2-20-8z">
          <text:p/>
        </draw:path>
        <draw:path draw:style-name="gr6" draw:text-style-name="P5" draw:layer="layout" svg:width="0.274cm" svg:height="0.224cm" svg:x="3.925cm" svg:y="3.349cm" svg:viewBox="0 0 275 225" svg:d="M0 77c2-3 2-6 3-9 0-3 3-9 6-18 2-11 5-17 8-23 6-6 11-14 18-19 8-6 15-9 24-7 11 0 20 3 29 7 8 5 11 13 14 17 3 5 3 8 3 11l6-5c20-21 43-30 69-30 15 0 29 3 40 12 12 8 18 21 18 40 0 17-6 44-20 77-12 35-18 55-18 63 0 9 3 12 9 12 3 0 3 0 3 0 11 0 20-9 26-17 8-12 12-26 17-41 0-3 3-3 9-3 8 0 11 0 11 3 0 0-2 3-3 9-3 9-6 17-11 26-3 9-12 20-20 29-12 8-24 11-35 11-15 0-26-3-34-11-7-9-9-20-9-29 0-6 5-26 17-58 11-33 17-61 18-76 0-20-7-30-21-30h-3c-28 0-52 16-69 50l-5 6-15 67c-12 44-18 67-20 70-3 8-9 14-22 14-3 0-6-3-8-3-3-3-6-6-6-8-1 0-1-3-1-3 0-6 7-32 18-81 13-50 19-77 21-80 0-3 0-8 0-13 0-13-3-19-11-19-16 0-24 16-33 47-3 9-3 14-3 14 0 1-3 3-9 3h-8c-1-2-3-3-3-5z">
          <text:p/>
        </draw:path>
        <draw:path draw:style-name="gr6" draw:text-style-name="P5" draw:layer="layout" svg:width="0.067cm" svg:height="0.153cm" svg:x="4.245cm" svg:y="3.507cm" svg:viewBox="0 0 68 154" svg:d="M0 40c0 0 0-3 0-11 0-9 3-15 6-21 10-6 16-8 24-8 9 0 18 3 24 11 8 9 11 23 14 43 0 12-3 24-6 34-3 11-6 20-11 28-3 9-6 15-12 20-5 6-9 12-12 15s-5 3-5 3c-3 0-3 0-6-3-7-3-7-6-7-6 0-3 0-6 7-9 3-5 8-8 11-14 6-6 9-14 15-26 3-10 6-22 6-36v-6c0 1 0 1-3 1l-3 2h-3c-3 0-6 0-6 0-9 0-17-2-24-8z">
          <text:p/>
        </draw:path>
        <draw:path draw:style-name="gr6" draw:text-style-name="P5" draw:layer="layout" svg:width="0.332cm" svg:height="0.33cm" svg:x="4.433cm" svg:y="3.235cm" svg:viewBox="0 0 333 331" svg:d="M9 118c-6 0-9-2-9-5 0 0 3-12 9-26 5-17 8-35 16-49l7-24c3-6 5-11 8-14h229 44c9 0 15 0 17 0 3 0 3 3 3 6 0 2 0 20-8 55-4 35-7 52-9 54 0 1-3 3-9 3-3 0-5 0-6 0 0 0-2-2-3-2v-3c0-1 0-9 3-21 1-12 3-22 3-29 0-13-3-20-6-26-6-6-14-11-28-13-1 0-9 0-27 0-16 0-26 0-28 0-3 0-6 2-9 2 0 3-12 47-35 138s-34 138-34 138c0 5 14 6 43 8 9 0 17 0 20 0s3 3 3 6c0 0 0 3 0 6-2 6-3 8-6 9h-3c-2 0-11 0-26 0-14-1-37-1-66-1-40 0-70 1-82 1h-6c-2-1-3-3-3-3 0 0 1-3 1-9 2-3 2-6 5-9h14 6c27 0 42-3 48-5 3 0 3-3 5-9 1-6 7-32 21-79 3-23 8-40 11-55 23-89 35-133 35-136 0-2-3-2-15-2h-14c-23 0-37 0-43 2-15 5-26 11-35 21-10 10-18 28-27 54-3 9-6 14-6 15 0 0-3 2-6 2z">
          <text:p/>
        </draw:path>
        <draw:path draw:style-name="gr6" draw:text-style-name="P5" draw:layer="layout" svg:width="0.067cm" svg:height="0.153cm" svg:x="4.802cm" svg:y="3.507cm" svg:viewBox="0 0 68 154" svg:d="M0 40c0 0 0-3 0-11 0-9 3-15 9-21 5-6 12-8 20-8 11 0 18 3 26 11 7 9 13 23 13 43 0 12-3 24-6 34-3 11-7 20-10 28-5 9-8 15-14 20-3 6-9 12-12 15s-5 3-6 3c-2 0-3 0-6-3-5-3-5-6-5-6 0-3 0-6 6-9 3-5 8-8 11-14 6-6 11-14 15-26 3-10 6-22 8-36v-6h-2c0 1 0 1-1 1-2 0-2 0-3 2-2 0-3 0-5 0-3 0-6 0-6 0-9 0-17-2-23-8z">
          <text:p/>
        </draw:path>
        <draw:path draw:style-name="gr6" draw:text-style-name="P5" draw:layer="layout" svg:width="0.235cm" svg:height="0.32cm" svg:x="4.992cm" svg:y="3.349cm" svg:viewBox="0 0 236 321" svg:d="M0 78c0-3 0-3 1-6 0 0 0-5 2-11 1-3 3-9 4-15 3-3 5-8 8-14s6-12 9-15c5-5 9-9 14-12 3-4 9-6 18-4 7 0 13 1 21 3 6 1 11 4 14 10 3 3 6 6 7 9 2 6 5 9 5 12v3l6-6c20-20 43-31 67-31 19 0 34 4 42 13 12 9 18 21 18 38v6c0 8-12 52-32 133-17 75-29 115-29 118-6 9-11 12-23 12-3 0-8-1-11-3-3-3-3-6-3-12 0-3 8-43 26-118l31-122c0-5 1-11 1-17 0-20-6-29-21-29h-3c-28 0-51 15-69 49l-5 6-15 64c-11 43-18 66-18 69-6 8-12 14-24 14-3 0-8 0-9-3-3-3-5-5-6-5-2-3-2-6-2-6 0-3 8-32 20-84 15-52 21-81 21-86 0-12-2-18-12-18-9 0-15 3-20 12-4 9-9 20-12 32-3 11-3 14-6 17 0 0-3 0-6 0h-6c-2-3-3-3-3-3z">
          <text:p/>
        </draw:path>
        <draw:polygon draw:style-name="gr5" draw:text-style-name="P1" draw:layer="layout" svg:width="6.188cm" svg:height="1.034cm" svg:x="8.416cm" svg:y="6.843cm" svg:viewBox="0 0 6189 1035" draw:points="0,0 6189,0 6189,1035 0,1035">
          <text:p/>
        </draw:polygon>
        <draw:path draw:style-name="gr6" draw:text-style-name="P5" draw:layer="layout" svg:width="0.294cm" svg:height="0.27cm" svg:x="2.638cm" svg:y="1.664cm" svg:viewBox="0 0 295 271" svg:d="M19 7c0 0 12-1 41-3 29-3 44-4 46-4 3 0 6 1 6 4s-8 41-26 119l-29 116 6-3c6 0 11-3 17-8 6-3 15-6 23-12 9-3 18-9 29-20 9-6 21-18 33-26 38-41 67-88 79-141 5-19 16-29 31-29 6 0 11 1 14 4 4 3 6 9 6 15 0 8-2 20-8 34-6 17-15 35-27 59-14 20-31 40-49 58-20 20-45 40-76 57-29 18-63 32-98 38-9 3-17 6-20 6s-6 0-9 0-3-3-3-3c-3 0-5-3-5-6 0 0 8-37 26-107l28-108c0-5-2-8-5-9-3-2-12-3-23-3h-15c0-3-3-5-3-5 0-1 0-6 3-12 0-8 3-11 8-11z">
          <text:p/>
        </draw:path>
        <draw:path draw:style-name="gr6" draw:text-style-name="P5" draw:layer="layout" svg:width="0.159cm" svg:height="0.298cm" svg:x="2.961cm" svg:y="1.725cm" svg:viewBox="0 0 160 299" svg:d="M37 128c20-17 40-26 64-26 32 0 53 14 59 43 0 6 0 34 0 85v69h-42v-66c0-48 0-71 0-73-3-16-17-26-38-26h-2c-9 0-15 3-21 10-8 7-11 15-14 24s-3 23-3 41c0 4 0 9 0 18 0 6 0 12 0 17v55h-40v-299h37z">
          <text:p/>
        </draw:path>
        <draw:path draw:style-name="gr6" draw:text-style-name="P5" draw:layer="layout" svg:width="0.167cm" svg:height="0.202cm" svg:x="3.163cm" svg:y="1.824cm" svg:viewBox="0 0 168 203" svg:d="M0 102c0-30 9-54 28-73 18-20 38-29 61-29 8 0 16 2 22 3 5 2 11 3 20 9 6 2 11 8 17 16 6 7 9 15 15 27 2 11 5 26 5 44v6h-131v3c0 14 6 29 15 43 11 15 26 20 44 20 9 0 15 0 21-2 8-1 14-3 20-3 5-3 8-6 12-6 5-3 8-6 11-6l3-3c0 3 0 9 2 17 0 9 0 15 0 15 0 3 0 3 0 3 0 0-2 3-5 3-21 11-41 14-61 14-30 0-53-9-71-29-19-20-28-43-28-72zM137 75l-3-4c0-2 0-5 0-5 0-2-3-5-3-8s-3-6-6-7c0-2-3-3-5-6-1-5-4-5-6-7-3 0-6-3-12-3-3-1-6-3-13-3-5 0-11 3-17 5-6 3-9 6-14 9-3 5-6 9-9 12-3 5-6 8-6 11-3 3-3 5-3 6z">
          <text:p/>
        </draw:path>
        <draw:path draw:style-name="gr6" draw:text-style-name="P5" draw:layer="layout" svg:width="0.16cm" svg:height="0.202cm" svg:x="3.356cm" svg:y="1.824cm" svg:viewBox="0 0 161 203" svg:d="M88 32c-10 0-16 0-24 3-6 0-12 3-17 5-6 0-10 3-15 6-3 3-6 3-9 6-2 0-2 2-2 2v-8c-1-6-1-11-1-17-2-6-2-9-2-9 0-1 0-1 2-3 1 0 3 0 3-3 21-8 41-14 62-14h6c23 0 40 9 55 26 5 9 11 17 12 26 2 9 3 22 3 37 0 7 0 13 0 22 0 11 0 17 0 23v66h-38v-17l-3 3c-20 11-42 17-65 17h-3c-14 0-26-3-34-11-12-12-18-26-18-47 0-3 0-5 0-8 6-15 20-26 41-32 23-6 47-13 73-16h9v-8c0-9 0-15 0-15-3-11-6-17-12-26-6-5-14-8-23-8zM117 122c-53 0-79 9-79 23 0 6 6 12 9 18 5 5 17 8 28 8 22 0 39-8 45-23 0-6 3-11 3-20v-6z">
          <text:p/>
        </draw:path>
        <draw:path draw:style-name="gr6" draw:text-style-name="P5" draw:layer="layout" svg:width="0.176cm" svg:height="0.301cm" svg:x="3.561cm" svg:y="1.725cm" svg:viewBox="0 0 177 302" svg:d="M0 200c0-26 9-50 20-69 15-20 33-29 53-29 24 0 44 6 61 17l6 3v-122h37v299h-40v-20l-5 3c-15 14-35 20-59 20-5 0-11 0-14 0-18-6-36-20-45-40-11-18-14-39-14-62zM137 153c-12-14-23-19-37-19-1 0-1 0-3 0-3 0-9 2-14 3-4 2-10 2-18 8-6 3-12 11-17 20-4 12-7 23-7 38 0 38 15 62 44 67 3 0 6 0 12 0 14 0 28-5 37-20l3-3z">
          <text:p/>
        </draw:path>
        <draw:path draw:style-name="gr6" draw:text-style-name="P5" draw:layer="layout" svg:width="0.295cm" svg:height="0.269cm" svg:x="18.605cm" svg:y="1.004cm" svg:viewBox="0 0 296 270" svg:d="M17 6c0 0 17 0 44-3 28-1 45-3 46-3 3 0 6 2 6 6 0 2-9 40-27 116l-29 116h1 6c5-3 11-6 17-9s14-8 23-11c8-3 17-13 30-22 9-9 20-18 29-28 40-41 66-87 80-139 6-20 18-29 32-29 4 0 9 2 15 6 3 3 5 6 6 12 0 10-3 22-9 37s-15 34-29 55c-12 20-29 40-49 60-18 18-43 39-72 57-31 17-65 31-99 40-10 3-18 3-21 3s-5 0-8 0-4 0-4 0c-2-3-5-3-5-6 0 0 9-38 26-111l28-107c0-3-2-8-5-8-3-1-11-3-23-3h-14c-1-3-3-4-3-6 0 0 0-3 2-11 1-7 3-12 6-12z">
          <text:p/>
        </draw:path>
        <draw:path draw:style-name="gr6" draw:text-style-name="P5" draw:layer="layout" svg:width="0.159cm" svg:height="0.3cm" svg:x="18.928cm" svg:y="1.065cm" svg:viewBox="0 0 160 301" svg:d="M38 129c17-17 38-26 62-26 34 0 51 15 57 43 3 7 3 33 3 82v73h-40v-70c0-46 0-69 0-70-3-17-18-25-40-25h-3c-8 0-16 2-22 8s-11 15-12 25c-2 9-3 21-3 39 0 3 0 8 0 16 0 7 0 13 0 18v59h-40v-301h38z">
          <text:p/>
        </draw:path>
        <draw:path draw:style-name="gr6" draw:text-style-name="P5" draw:layer="layout" svg:width="0.168cm" svg:height="0.202cm" svg:x="19.13cm" svg:y="1.166cm" svg:viewBox="0 0 169 203" svg:d="M0 100c0-29 9-54 26-72 18-19 40-28 63-28 7 0 12 0 19 2 9 1 15 4 20 7 6 5 15 11 21 17 2 8 8 17 11 29 6 11 6 25 9 40v8h-132v1c0 16 4 29 15 47 12 12 23 20 43 20 6 0 16 0 22-3 8-2 14-3 17-5 6 0 12-3 15-6 5 0 8-3 11-3l3-3c0 0 0 6 0 14 3 9 3 15 3 18v3c-3 0-5 0-9 3-17 8-37 14-61 14-29 0-52-11-70-29-17-20-26-47-26-74zM134 72v-3c0-3-3-3-3-6 0 0 0-3-3-6 0-3-3-5-3-8-2-1-2-3-5-6s-3-6-6-6c-6-2-10-2-13-3-3-2-8-2-14-2s-12 0-17 3c-6 2-9 7-15 11-3 3-6 8-8 12-3 3-4 5-6 10 0 3 0 4 0 4z">
          <text:p/>
        </draw:path>
        <draw:path draw:style-name="gr6" draw:text-style-name="P5" draw:layer="layout" svg:width="0.159cm" svg:height="0.202cm" svg:x="19.324cm" svg:y="1.166cm" svg:viewBox="0 0 160 203" svg:d="M86 31c-8 0-15 1-23 1-6 3-12 5-18 5-5 3-11 6-14 8-3 1-6 4-8 4-3 3-3 3-3 3l-1-7c0-5-2-11-2-16 0-6 0-9 0-12h2c1-1 3-3 4-3 17-9 37-14 58-14h5c23 0 43 9 55 26 9 8 12 16 16 25 2 7 2 21 3 38 0 3 0 9 0 18 0 11 0 17-1 25v68h-38v-17l-6 3c-17 11-38 17-63 17h-3c-12 0-23-6-32-14-12-12-17-26-17-45 0-6 0-8 0-11 5-15 17-26 40-32 20-6 46-12 69-12h9v-11c0-9 0-12 0-15 0-8-6-17-12-23-5-5-11-8-20-9zM115 117c-52 1-78 10-78 27 0 7 3 13 9 19 6 3 14 8 28 8 21 0 35-8 41-27 3-3 3-11 3-18v-9z">
          <text:p/>
        </draw:path>
        <draw:path draw:style-name="gr6" draw:text-style-name="P5" draw:layer="layout" svg:width="0.177cm" svg:height="0.303cm" svg:x="19.528cm" svg:y="1.065cm" svg:viewBox="0 0 178 304" svg:d="M0 202c0-29 6-52 21-70 12-20 33-29 50-29 23 0 44 6 63 18l3 2v-123h41v301h-41v-22l-5 3c-18 15-38 22-58 22-9 0-12 0-15 0-20-7-36-22-47-45-8-17-12-35-12-57zM137 153c-11-12-25-17-37-17h-3-3c-3 0-6 0-12 2-2 0-8 3-17 8-6 4-11 10-17 21s-9 23-9 37c0 35 17 59 43 64 3 0 6 2 12 2h3c14 0 26-7 37-22l3-3z">
          <text:p/>
        </draw:path>
        <draw:path draw:style-name="gr6" draw:text-style-name="P5" draw:layer="layout" svg:width="0.153cm" svg:height="0.312cm" svg:x="10.2cm" svg:y="7.161cm" svg:viewBox="0 0 154 313" svg:d="M5 118c-2-3-5-3-5-6 0 0 2-2 3-6 0-5 2-8 2-8 1-3 1-3 4-3 2 0 11 0 26 0h26l8-40c0-3 3-7 3-13 0-7 3-10 3-13 3-3 3-6 3-9 3-4 3-9 6-9 0-2 3-3 3-5 2-3 5-4 8-6 3 0 6 0 9 0 6 0 8 2 11 6 3 3 3 5 3 8s0 11-3 23c-3 14-5 26-11 38l-3 19c0 1 6 1 23 1h27c3 2 3 3 3 5 0 9 0 12-6 18h-56l-14 71c-15 52-20 80-20 86 0 12 3 18 11 18 12 0 23-3 35-15 11-12 17-26 27-40 0-3 0-3 3-6 0 0 3 0 6 0h2c6 0 9 3 9 3 0 3-2 3-3 6 0 5-5 11-9 20-5 6-8 14-18 23-6 8-14 14-26 20-9 6-17 9-29 9-8 0-17-3-26-9-9-3-15-12-20-23 0-3 0-9 0-15v-8l17-69c9-46 17-69 17-71 0 0-8 0-25 0z">
          <text:p/>
        </draw:path>
        <draw:path draw:style-name="gr6" draw:text-style-name="P5" draw:layer="layout" svg:width="0.225cm" svg:height="0.157cm" svg:x="10.408cm" svg:y="7.382cm" svg:viewBox="0 0 226 158" svg:d="M31 21c15-14 31-21 51-21 11 0 23 1 28 7 6 3 10 9 15 17l3-3c14-14 29-21 52-21s38 12 43 36c3 5 3 26 3 67v55h-32v-52c-2-38-2-57-2-59-3-14-12-20-30-20h-3c-5 0-11 3-17 8-6 4-9 12-11 18 0 9-3 17-3 33 0 3 0 9 0 14 0 6 0 9 0 15v43h-32v-52c0-38 0-57 0-59-3-14-14-20-31-20h-1c-8 0-12 3-18 8-6 4-9 12-12 18 0 9-3 17-3 33 0 3 0 9 0 14 0 6 0 9 0 15v43h-31v-157h31z">
          <text:p/>
        </draw:path>
        <draw:path draw:style-name="gr6" draw:text-style-name="P5" draw:layer="layout" svg:width="0.038cm" svg:height="0.234cm" svg:x="10.679cm" svg:y="7.305cm" svg:viewBox="0 0 39 235" svg:d="M0 37v-37h39v37zM3 235v-153h33v153z">
          <text:p/>
        </draw:path>
        <draw:path draw:style-name="gr6" draw:text-style-name="P5" draw:layer="layout" svg:width="0.13cm" svg:height="0.157cm" svg:x="10.763cm" svg:y="7.382cm" svg:viewBox="0 0 131 158" svg:d="M31 21c12-11 26-20 44-20h3l3-1c27 0 44 12 47 36 3 5 3 26 3 67v55h-32v-52c0-38 0-57 0-59-6-14-16-20-36-20-6 0-11 3-17 8-6 4-9 12-12 18 0 9-3 17-3 33 0 3 0 9 0 14 0 6 0 9 0 15v43h-31v-157h31z">
          <text:p/>
        </draw:path>
        <draw:path draw:style-name="gr6" draw:text-style-name="P5" draw:layer="layout" svg:width="0.067cm" svg:height="0.156cm" svg:x="10.979cm" svg:y="7.406cm" svg:viewBox="0 0 68 157" svg:d="M0 45c0 0 0-3 0-12s3-17 8-23c7-7 12-10 21-10s18 7 25 13c8 8 14 23 14 46 0 9-3 20-6 32-3 11-8 20-12 29-3 5-9 14-12 20-6 3-9 8-12 11s-6 6-6 6c-2 0-5-3-8-6s-3-5-3-5c0-3 3-3 6-9 3-3 5-9 11-15 3-5 9-14 12-23 7-11 9-23 9-37v-6 3h-2-4c0 3-3 3-3 3-3 0-6 0-9 0-9 0-14-3-20-9z">
          <text:p/>
        </draw:path>
        <draw:path draw:style-name="gr6" draw:text-style-name="P5" draw:layer="layout" svg:width="0.153cm" svg:height="0.312cm" svg:x="11.167cm" svg:y="7.161cm" svg:viewBox="0 0 154 313" svg:d="M3 118c-3-3-3-3-3-6 0 0 0-2 2-6 1-5 1-8 1-8 3-3 3-3 5-3 3 0 9 0 24 0h26l8-40c3-3 3-7 6-13 0-7 3-10 3-13s3-6 3-9c0-4 4-9 4-9 3-2 5-3 6-5 2-3 5-4 8-6 3 0 6 0 9 0 6 0 8 2 11 6 3 3 3 5 3 8s0 11-3 23c-3 14-5 26-11 38l-3 19c0 1 6 1 23 1h26c3 2 3 3 3 5 0 9-3 12-8 18h-52l-19 71c-12 52-17 80-17 86 0 12 2 18 11 18 13 0 24-3 36-15 11-12 18-26 26-40 0-3 0-3 3-6 0 0 2 0 6 0h2c4 0 9 3 9 3 0 3-3 3-3 6-2 5-5 11-9 20-5 6-8 14-17 23-6 8-14 14-25 20-10 6-19 9-31 9-8 0-17-3-29-9-8-3-14-12-17-23-3-3-3-9-3-15v-8l17-69c12-46 18-69 18-71 0 0-9 0-23 0z">
          <text:p/>
        </draw:path>
        <draw:path draw:style-name="gr6" draw:text-style-name="P5" draw:layer="layout" svg:width="0.225cm" svg:height="0.157cm" svg:x="11.375cm" svg:y="7.382cm" svg:viewBox="0 0 226 158" svg:d="M29 21c14-14 31-21 51-21 12 0 21 1 29 7 6 3 11 9 15 17l2-3c12-14 30-21 50-21 26 0 41 12 47 36 0 5 0 26 3 67v55h-36v-52c0-38 0-57 0-59-3-14-14-20-32-20-6 0-12 3-17 8-6 4-9 12-11 18-1 9-3 17-3 33 0 3 0 9 0 14 0 6 0 9 0 15v43h-32v-52c0-38 0-57 0-59-3-14-15-20-32-20-9 0-14 3-18 8-5 4-11 12-11 18-3 9-3 17-3 33 0 3 0 9 0 14 0 6 0 9 0 15v43h-31v-157h29z">
          <text:p/>
        </draw:path>
        <draw:path draw:style-name="gr6" draw:text-style-name="P5" draw:layer="layout" svg:width="0.13cm" svg:height="0.162cm" svg:x="11.634cm" svg:y="7.38cm" svg:viewBox="0 0 131 163" svg:d="M71 26c-6 0-12 0-18 0-5 2-11 3-14 5-6 1-9 4-12 6-2 1-5 3-5 4-3 0-3 2-3 2v-6c0-5-3-9-3-14s0-8 0-8c0 0 0-1 3-1 0-2 0-2 3-2 14-9 28-12 46-12h3c20 0 34 6 46 20 6 8 9 15 11 21 1 5 3 17 3 31 0 3 0 8 0 15 0 8 0 14 0 19v54h-31v-15l-6 2c-14 13-29 16-49 16h-3c-9 0-17-3-26-9-9-12-16-24-16-38 0-3 0-6 0-6 7-14 19-23 33-29 17-4 38-9 58-9h6v-9c0-6 0-11 0-11 0-8-3-14-9-18-5-6-12-8-17-8zM94 95c-41 1-61 8-61 21 0 5 0 11 6 14 6 6 11 6 23 6 17 0 29-6 35-20 0-3 0-6 0-15v-6z">
          <text:p/>
        </draw:path>
        <draw:path draw:style-name="gr6" draw:text-style-name="P5" draw:layer="layout" svg:width="0.16cm" svg:height="0.153cm" svg:x="11.787cm" svg:y="7.386cm" svg:viewBox="0 0 161 154" svg:d="M67 76l-64-76h35l40 53 41-53h18 18c-1 2-18 22-51 62l-11 14 68 78h-36l-24-32c-2-3-5-8-8-14-6-6-9-9-12-12l-3-3-43 61h-35c0 0 6-6 18-20 8-12 20-26 31-40 12-12 18-18 18-18z">
          <text:p/>
        </draw:path>
        <draw:path draw:style-name="gr6" draw:text-style-name="P5" draw:layer="layout" svg:width="0.208cm" svg:height="0.216cm" svg:x="18.585cm" svg:y="1.859cm" svg:viewBox="0 0 209 217" svg:d="M82 217c-56-145-82-215-82-217 0 0 6 0 22 0s25 0 25 0c0 2 6 14 14 39 9 24 18 52 29 82 9 29 15 49 18 60 0-9 6-37 23-80 14-44 26-76 35-101 0 0 8 0 22 0 15 0 21 0 21 0l-78 217z">
          <text:p/>
        </draw:path>
        <draw:path draw:style-name="gr6" draw:text-style-name="P5" draw:layer="layout" svg:width="0.179cm" svg:height="0.226cm" svg:x="18.819cm" svg:y="1.852cm" svg:viewBox="0 0 180 227" svg:d="M96 35c-9 0-17 1-26 1-10 2-16 5-21 7-6 1-12 4-15 7s-6 5-9 6c-2 2-3 3-3 3l-2-9c0-6 0-12 0-18-1-6-1-11-1-12 0 0 0-2 1-2 2 0 3-1 5-3 21-11 45-15 65-15h6c26 0 49 9 64 29 8 9 14 18 17 27 3 11 3 27 3 47 0 3 0 9 0 20 0 12 0 20 0 26v75h-47v-20l-3 3c-20 14-43 20-73 20h-3c-14 0-26-3-35-14-14-12-19-29-19-49 0-6 0-9 0-12 5-17 20-29 43-37 27-6 53-12 82-12h8v-14c0-9 0-12 0-15-3-13-5-21-11-28-9-8-17-11-26-11zM128 135c-58 0-88 11-88 29 0 5 5 11 11 17s19 9 30 11c26 0 44-11 49-28 3-3 3-12 3-21v-8z">
          <text:p/>
        </draw:path>
        <draw:polygon draw:style-name="gr6" draw:text-style-name="P5" draw:layer="layout" svg:width="0.046cm" svg:height="0.338cm" svg:x="19.067cm" svg:y="1.737cm" svg:viewBox="0 0 47 339" draw:points="0,339 0,0 47,0 47,339">
          <text:p/>
        </draw:polygon>
        <draw:path draw:style-name="gr6" draw:text-style-name="P5" draw:layer="layout" svg:width="0.08cm" svg:height="0.177cm" svg:x="19.174cm" svg:y="1.679cm" svg:viewBox="0 0 81 178" svg:d="M17 178c-3 0-6 0-9 0-5-3-8-3-8-6s5-29 19-78c12-52 18-78 21-81 3-8 9-13 17-13 3 0 13 1 16 7 6 3 8 9 8 15 0 0 0 3 0 6-2 0-11 26-32 75s-30 75-32 75z">
          <text:p/>
        </draw:path>
        <draw:path draw:style-name="gr6" draw:text-style-name="P5" draw:layer="layout" svg:width="0.127cm" svg:height="0.237cm" svg:x="19.188cm" svg:y="1.956cm" svg:viewBox="0 0 128 238" svg:d="M32 103c14-12 30-20 50-20 26 0 40 11 44 34 2 6 2 29 2 67v54h-32v-54c0-35 0-52 0-55-3-12-14-20-31-20-6 0-16 2-19 8-6 6-8 12-11 18 0 8-3 20-3 31 0 3 0 9 0 15s0 9 0 14v43h-32v-238h32z">
          <text:p/>
        </draw:path>
        <draw:path draw:style-name="gr6" draw:text-style-name="P5" draw:layer="layout" svg:width="0.132cm" svg:height="0.161cm" svg:x="19.35cm" svg:y="2.035cm" svg:viewBox="0 0 133 162" svg:d="M0 81c0-24 5-44 20-58 14-15 32-23 49-23 6 0 11 0 14 2 6 1 12 3 18 6 5 3 11 9 14 14 7 6 10 12 13 21 3 11 5 20 5 34v6h-104c0 12 2 24 11 35 9 12 20 17 35 17 5 0 11 0 17 0 6-3 9-3 14-5 3-1 6-3 9-4 7-3 10-5 13-5l3-3c0 3 0 8 0 14 0 10 0 13 0 16 0 0-3 3-6 3-16 8-33 11-50 11-21 0-41-8-53-24-17-17-22-35-22-57zM106 57l-2-2v-3c-1-1-1-3-3-6 0-3-1-4-3-6-1-1-3-3-4-4-2-2-5-5-8-5-3-2-3-2-6-3-3-2-6-2-11-2-6 0-9 0-14 3-3 2-7 5-10 8-2 3-5 6-8 9s-3 6-3 9c-3 2-3 2-3 2z">
          <text:p/>
        </draw:path>
        <draw:path draw:style-name="gr6" draw:text-style-name="P5" draw:layer="layout" svg:width="0.128cm" svg:height="0.161cm" svg:x="19.505cm" svg:y="2.035cm" svg:viewBox="0 0 129 162" svg:d="M68 26c-6 0-12 0-17 0-6 3-12 3-15 5-6 0-8 3-11 6-3 0-3 3-6 3-3 2-3 3-3 3v-6c-4-6-4-9-4-14 0-4 0-7 0-9 4 0 7-1 7-3 14-6 29-11 46-11h3c18 0 35 8 46 20 6 8 12 14 12 20 3 8 3 17 3 32 0 2 0 8 0 14 0 9 0 15 0 20v53h-32v-14l-3 3c-17 9-34 14-52 14h-3c-9 0-17-3-27-11-9-9-12-21-12-36 0-6 0-6 0-8 3-12 12-21 30-26 18-6 38-9 58-9h9v-9c0-6 0-11-3-11 0-7-3-13-9-18-5-5-11-8-17-8zM91 94c-40 1-61 7-61 21 0 3 0 9 6 14 3 3 12 6 23 6 18 0 27-5 35-20 0-3 3-8 3-14v-7z">
          <text:p/>
        </draw:path>
        <draw:path draw:style-name="gr6" draw:text-style-name="P5" draw:layer="layout" svg:width="0.139cm" svg:height="0.24cm" svg:x="19.667cm" svg:y="1.956cm" svg:viewBox="0 0 140 241" svg:d="M0 161c0-21 7-38 19-55 9-15 23-24 40-24s35 6 47 15l5 3v-100h29v238h-32v-14l-3 3c-14 9-29 14-46 14-6 0-9 0-12 0-14-5-28-14-34-34-9-12-13-26-13-46zM108 123c-9-9-17-14-29-14h-2c-1 0-1 0-1 0-3 0-6 0-8 2-6 0-9 3-15 6s-11 9-14 18c-3 8-6 17-6 28 0 29 11 47 35 52 0 0 3 0 8 0h1c11 0 22-5 29-17l2-3z">
          <text:p/>
        </draw:path>
        <draw:path draw:style-name="gr6" draw:text-style-name="P5" draw:layer="layout" svg:width="0.217cm" svg:height="0.229cm" svg:x="16.928cm" svg:y="3.108cm" svg:viewBox="0 0 218 230" svg:d="M0 116c0-33 12-61 32-82 23-22 46-34 76-34 8 0 14 0 17 0 26 6 47 18 67 41 17 22 26 46 26 77 0 30-9 56-32 78-20 25-46 34-78 34-30 0-56-9-76-34-21-22-32-48-32-80zM171 112c0-16-3-28-5-39-6-10-12-18-20-23-6-6-12-9-20-10-4-2-12-3-18-3-4 0-10 0-16 1-3 0-8 3-17 6-6 3-9 8-14 14-3 5-6 12-12 22-3 9-3 19-3 32 0 27 6 47 18 59 11 13 25 19 44 19h3c3 0 6 0 9 0 5 0 11-2 17-5 5-6 11-8 15-14 5-3 8-12 14-23 2-10 5-23 5-36z">
          <text:p/>
        </draw:path>
        <draw:path draw:style-name="gr6" draw:text-style-name="P5" draw:layer="layout" svg:width="0.199cm" svg:height="0.315cm" svg:x="17.194cm" svg:y="3.111cm" svg:viewBox="0 0 200 316" svg:d="M47 23c8-5 20-11 34-15 15-5 32-8 47-8h3c23 0 40 14 54 41 9 20 15 45 15 72 0 31-9 57-23 78-18 27-38 36-64 36-8 0-14-1-23-3-6 0-11-3-17-3-6-3-11-6-15-9-3-3-5-3-8-6-3 0-3-3-3-3v113h-47v-311h44v10zM154 113c0-21-3-41-17-53-12-14-27-22-44-22s-31 6-43 17l-3 5v104c9 15 23 24 43 24 17 0 32-7 46-21 12-17 18-34 18-54z">
          <text:p/>
        </draw:path>
        <draw:path draw:style-name="gr6" draw:text-style-name="P5" draw:layer="layout" svg:width="0.19cm" svg:height="0.229cm" svg:x="17.422cm" svg:y="3.108cm" svg:viewBox="0 0 191 230" svg:d="M0 113c0-32 11-61 31-81 21-21 44-32 70-32 8 0 17 0 23 0 5 3 14 6 23 12 7 5 15 11 21 19 6 7 12 18 14 32 4 12 7 27 9 44v11h-149v1c0 17 6 34 18 49 15 16 29 23 49 23 9 0 15 0 23-1 9-2 15-5 22-6 6-2 11-5 17-7 3-3 9-4 9-6l5-3c0 3 0 9 0 19 1 10 3 15 3 18s0 3-2 3c0 0-3 3-6 7-23 9-48 15-71 15-31 0-57-9-78-36-20-21-31-49-31-81zM154 84v-4c-4-5-4-5-4-7 0-1-3-4-3-7 0-5-3-8-6-9-3-2-3-5-6-7-3-3-6-6-8-7-3-2-6-3-12-5-3 0-9-1-14-1-6 0-15 1-21 4-5 3-8 6-14 11-3 5-9 9-12 14-2 4-3 9-5 12-1 3-3 5-3 6z">
          <text:p/>
        </draw:path>
        <draw:path draw:style-name="gr6" draw:text-style-name="P5" draw:layer="layout" svg:width="0.182cm" svg:height="0.223cm" svg:x="17.658cm" svg:y="3.111cm" svg:viewBox="0 0 183 224" svg:d="M44 31c17-19 37-28 61-31h3c3 0 6 0 6 0h3c34 0 57 15 63 49 3 6 3 38 3 94v81h-43v-78c-3-51-3-79-3-80-6-19-20-29-43-29h-3c-13 0-19 4-25 10-8 8-14 17-17 28s-3 26-3 44c0 6 0 12 0 21s0 14 0 20v64h-46v-222h44z">
          <text:p/>
        </draw:path>
        <draw:path draw:style-name="gr6" draw:text-style-name="P5" draw:layer="layout" svg:width="0.067cm" svg:height="0.153cm" svg:x="17.912cm" svg:y="3.273cm" svg:viewBox="0 0 68 154" svg:d="M0 44c0 0 0-6 0-14 0-6 3-16 9-21 7-6 12-9 21-9 12 0 20 3 26 12 9 9 12 24 12 44 0 11-3 23-6 32 0 11-6 20-9 28-6 9-8 15-11 21-6 5-12 8-15 14-3 3-6 3-6 3-2 0-2 0-5-3s-7-6-7-9c0 0 4-2 7-5 3-6 8-9 11-15 6-8 12-14 15-26 3-11 5-20 8-34v-6h-3c-2 0-2 3-2 3-3 0-3 0-6 0 0 0-3 0-6 0-9 0-17-3-24-6z">
          <text:p/>
        </draw:path>
        <draw:path draw:style-name="gr6" draw:text-style-name="P5" draw:layer="layout" svg:width="0.185cm" svg:height="0.229cm" svg:x="18.108cm" svg:y="3.108cm" svg:viewBox="0 0 186 230" svg:d="M0 116c0-35 9-64 32-84 21-20 44-32 70-32 15 0 27 0 29 0 9 0 18 5 26 8 7 3 15 6 21 9 3 1 5 4 5 4l-5 39-6-3c-3-2-6-5-12-7-5-3-8-4-11-6-12-3-23-6-42-6h-3c-20 0-38 12-49 32-8 14-11 29-11 45 0 21 6 38 17 53 11 16 26 23 46 23 25 0 48-6 68-20l8-3v11c0 6 3 12 3 21v8c-3 3-5 7-11 7-3 3-12 6-26 9-15 3-29 5-45 6-29 0-54-9-75-34-20-22-29-49-29-80z">
          <text:p/>
        </draw:path>
        <draw:path draw:style-name="gr6" draw:text-style-name="P5" draw:layer="layout" svg:width="0.052cm" svg:height="0.332cm" svg:x="18.339cm" svg:y="3.002cm" svg:viewBox="0 0 53 333" svg:d="M0 49v-49h53v49zM3 333v-219h48v219z">
          <text:p/>
        </draw:path>
        <draw:path draw:style-name="gr6" draw:text-style-name="P5" draw:layer="layout" svg:width="0.2cm" svg:height="0.342cm" svg:x="18.44cm" svg:y="2.995cm" svg:viewBox="0 0 201 343" svg:d="M0 228c0-31 6-58 23-80 15-21 32-32 56-32 26 0 52 6 73 20l2 3v-139h47v340h-47v-23l-5 5c-21 15-41 21-67 21-8 0-14-1-17-1-22-5-39-20-51-48-11-18-14-38-14-66zM154 173c-14-13-26-20-43-20h-3c-5 0-8 1-14 1-6 3-12 6-20 11-9 3-19 12-22 23-5 12-8 26-8 41 0 44 18 70 50 76 3 3 6 3 11 3h3c18 0 32-9 44-26l2-3z">
          <text:p/>
        </draw:path>
        <draw:path draw:style-name="gr6" draw:text-style-name="P5" draw:layer="layout" svg:width="0.066cm" svg:height="0.153cm" svg:x="18.712cm" svg:y="3.273cm" svg:viewBox="0 0 67 154" svg:d="M0 44c0 0 0-6 0-14 0-6 3-16 8-21 6-6 12-9 21-9 8 0 17 3 26 12 5 9 8 24 12 44 0 11-4 23-7 32-2 11-5 20-11 28-3 9-9 15-12 21-5 5-8 8-11 14-3 3-6 3-6 3-3 0-6 0-9-3s-3-6-3-9c0 0 3-2 6-5 3-6 8-9 12-15 5-8 8-14 11-26 6-11 6-20 9-34v-6h-3l-3 3h-3c-3 0-5 0-6 0-9 0-17-3-23-6z">
          <text:p/>
        </draw:path>
        <draw:path draw:style-name="gr6" draw:text-style-name="P5" draw:layer="layout" svg:width="0.222cm" svg:height="0.342cm" svg:x="18.914cm" svg:y="2.995cm" svg:viewBox="0 0 223 343" svg:d="M34 23c0-3 3-8 3-11 3-5 3-8 6-8 0 0 12 0 36-1 23-2 35-3 37-3 3 0 6 1 6 4 0 2-9 34-26 101-14 63-23 98-23 100 6-3 12-6 14-9 7-8 18-16 33-31 14-15 25-26 34-31 14-7 26-12 37-12 9 0 18 3 23 9 6 6 9 14 9 26 0 8-2 16-3 20-3 6-6 11-11 11-3 5-6 6-9 8-3 1-6 1-9 1-5 0-11-3-14-6-6-3-8-8-8-14 0-7 3-14 8-20 6-4 11-9 15-9l8-3c-3-3-8-6-11-6h-1c-11 0-22 6-31 12-11 9-23 19-35 32-14 14-26 23-34 29 2 0 5 2 8 2 6 0 9 0 12 3 3 2 8 3 12 3 5 3 11 5 14 8s8 6 11 9c3 1 6 6 9 12 0 7 3 13 3 18 0 6-3 12-3 21-3 6-3 14-3 20 0 11 3 17 12 17 17 0 28-17 40-58 0-2 3-2 9-2s8 0 8 3c0 2 0 5 0 8-14 46-34 67-58 67-14 0-25-3-34-12-11-9-15-20-15-37 0-6 0-9 1-15 2-3 2-6 2-12 0-5-3-15-8-19-3-5-9-10-17-11-6-2-12-5-15-5-5-3-8-3-10-3h-3c-3 14-5 30-8 41-3 15-6 23-7 29-2 6-5 12-5 18-3 5-3 11-3 11-3 3-3 6-3 9-3 0-3 3-5 3-6 2-9 3-15 3s-9-1-12-3c-5-3-5-6-5-9s6-29 17-80c14-48 26-97 37-143l19-70c0-5 0-8-3-8-4-1-10-3-21-3h-1c-5 0-8 0-8 0 0 0-3 0-3-1 0-2-3-2-3-3z">
          <text:p/>
        </draw:path>
        <draw:path draw:style-name="gr6" draw:text-style-name="P5" draw:layer="layout" svg:width="0.163cm" svg:height="0.05cm" svg:x="18.936cm" svg:y="2.894cm" svg:viewBox="0 0 164 51" svg:d="M47 34c-6 0-11 0-14 2-4 3-7 6-12 6 0 3-3 6-9 9l-5-6-7-3c0-3 1-5 6-8 4-7 6-13 12-17 3-5 9-10 11-10 7-6 15-7 21-7 10 0 18 3 33 9 14 3 26 8 34 8 4 0 9-2 15-5 3 0 6-2 8-3 3-2 6-5 9-9l9 6 6 4c-14 20-26 35-35 38-6 3-11 3-14 3-9 0-21-3-35-9-15-6-23-8-33-8z">
          <text:p/>
        </draw:path>
        <draw:polygon draw:style-name="gr6" draw:text-style-name="P5" draw:layer="layout" svg:width="0.185cm" svg:height="0.24cm" svg:x="19.188cm" svg:y="3.166cm" svg:viewBox="0 0 186 241" draw:points="0,241 0,0 37,0 37,105 151,105 151,0 186,0 186,241 151,241 151,131 37,131 37,241">
          <text:p/>
        </draw:polygon>
        <draw:path draw:style-name="gr6" draw:text-style-name="P5" draw:layer="layout" svg:width="0.064cm" svg:height="0.153cm" svg:x="19.465cm" svg:y="3.273cm" svg:viewBox="0 0 65 154" svg:d="M0 44c0 0 0-6 0-14 0-6 3-16 8-21 4-6 12-9 22-9 9 0 17 3 24 12 8 9 11 24 11 44 0 11 0 23-3 32-3 11-6 20-11 28-4 9-7 15-12 21-3 5-9 8-12 14-3 3-7 3-7 3-3 0-3 0-8-3-3-3-4-6-4-9 0 0 1-2 6-5 3-6 6-9 13-15 6-8 9-14 15-26 2-11 5-20 5-34v-6c0 0-2 0-3 0l-2 3h-3c-3 0-6 0-6 0-9 0-19-3-24-6z">
          <text:p/>
        </draw:path>
        <draw:path draw:style-name="gr6" draw:text-style-name="P5" draw:layer="layout" svg:width="0.272cm" svg:height="0.22cm" svg:x="19.653cm" svg:y="3.117cm" svg:viewBox="0 0 273 221" svg:d="M0 79c0-3 0-7 2-10 1-3 3-11 6-20s6-17 9-23 9-12 17-17c6-6 14-9 21-9 15 0 24 3 32 9 7 6 12 11 15 17 3 5 3 8 3 9v2l5-6c21-20 44-31 67-31 17 0 32 5 43 12 12 10 15 23 17 40 0 17-5 44-20 79-11 32-17 55-17 61 0 8 3 11 9 11h2c10 0 18-8 26-17 7-12 15-23 18-41 0-2 3-2 8-2 7 0 10 0 10 2 0 1-1 3-1 9-3 9-6 17-11 26-3 12-12 20-23 29-9 9-21 12-32 12-17 0-26-3-35-12-6-9-9-17-9-29 0-6 6-23 18-58 11-31 17-58 17-76s-6-29-20-29h-3c-29 0-52 18-69 52l-6 7-15 64c-11 43-21 66-21 69-6 9-11 12-20 12-6 0-9-1-11-3-3 0-4-3-6-3 0-3 0-6 0-6 0-6 6-32 19-78 12-49 18-79 18-83 0-2 0-5 0-11 0-12-3-20-11-20-12 0-23 17-30 49-2 10-5 13-5 13 0 3-3 3-9 3h-5c-3-3-3-3-3-3z">
          <text:p/>
        </draw:path>
        <draw:path draw:style-name="gr6" draw:text-style-name="P5" draw:layer="layout" svg:width="0.064cm" svg:height="0.153cm" svg:x="19.973cm" svg:y="3.273cm" svg:viewBox="0 0 65 154" svg:d="M0 44c0 0 0-6 0-14 0-6 0-16 6-21 6-6 14-9 24-9 9 0 17 3 24 12 8 9 11 24 11 44 0 11 0 23-3 32-3 11-8 20-12 28-3 9-8 15-11 21-6 5-9 8-13 14-3 3-6 3-6 3-3 0-5 0-8-3s-4-6-4-9c0 0 1-2 4-5 5-6 8-9 14-15 7-8 10-14 13-26 5-11 6-20 8-34v-6c0 0-2 0-3 0l-2 3h-3c-3 0-6 0-6 0-13 0-19-3-25-6z">
          <text:p/>
        </draw:path>
        <draw:path draw:style-name="gr6" draw:text-style-name="P5" draw:layer="layout" svg:width="0.332cm" svg:height="0.332cm" svg:x="20.161cm" svg:y="3.002cm" svg:viewBox="0 0 333 333" svg:d="M8 118c-5 0-8-1-8-4 0-2 3-11 8-28 3-17 9-32 15-49l8-23c3-6 3-11 6-14h229 44c11 0 17 0 20 2 3 0 3 1 3 3 0 3-3 21-9 55-6 35-9 54-9 54 0 4-3 4-8 4-3 0-6 0-6 0-3 0-3 0-5-3l-1-1c0-2 1-10 3-22 3-14 3-23 3-30 0-11 0-20-6-25-3-6-11-11-26-14-3 0-11 0-30 0-14 0-23 0-29 0-2 0-5 3-8 5 0 0-12 44-35 137-23 90-34 136-34 139s16 5 43 5c11 0 17 0 20 0s6 3 6 6c0 0-1 3-3 6 0 6-3 9-3 9l-3 3h-3c0 0-9 0-26-3-14 0-35 0-64 0-43 0-69 0-80 3h-6c-3-3-3-3-3-6 0 0 0-3 0-9 0-3 3-6 3-9h15 5c26 0 43-2 47-5h2c0 0 3-3 3-9 3-6 9-32 21-75 5-23 8-40 11-55 23-91 35-137 35-139 0-1-3-3-15-3h-14c-20 0-35 2-41 3-17 3-26 11-34 20-9 11-18 29-27 57-2 6-5 11-5 14-3 1-3 1-6 1z">
          <text:p/>
        </draw:path>
        <draw:path draw:style-name="gr6" draw:text-style-name="P5" draw:layer="layout" svg:width="0.067cm" svg:height="0.153cm" svg:x="20.53cm" svg:y="3.273cm" svg:viewBox="0 0 68 154" svg:d="M0 44c0 0 0-6 0-14 0-6 3-16 10-21 6-6 11-9 20-9s17 3 26 12c6 9 9 24 12 44 0 11-3 23-6 32-3 11-6 20-11 28-4 9-6 15-12 21-6 5-9 8-12 14-3 3-6 3-6 3-2 0-5 0-8-3s-3-6-3-9c0 0 3-2 6-5 3-6 5-9 11-15 3-8 9-14 15-26 3-11 5-20 6-34v-6h-1-2c0 0 0 3-3 3h-3c-3 0-6 0-9 0-9 0-14-3-20-6z">
          <text:p/>
        </draw:path>
        <draw:path draw:style-name="gr6" draw:text-style-name="P5" draw:layer="layout" svg:width="0.237cm" svg:height="0.324cm" svg:x="20.692cm" svg:y="3.046cm" svg:viewBox="0 0 238 325" svg:d="M0 80c0-3 0-3 2-6 0 0 1-3 1-12 2-2 3-8 5-14 3-3 3-13 6-15 3-6 8-15 12-18 3-3 8-8 11-11 6-3 13-6 19-3 8 0 14 0 23 3 6 2 8 3 11 8 6 3 6 8 9 12 3 6 3 9 6 9v2c0 3 0 3 0 3l6-5c20-24 43-32 66-32 18 0 32 3 43 13 12 10 18 21 18 40v6c0 8-12 52-32 132-20 78-29 116-29 119-6 8-15 14-23 14-3 0-9 0-12-6-3-3-6-5-6-11 0-3 9-44 29-119l32-121c0-6 0-11 0-17 0-21-6-33-20-33h-3c-29 0-52 17-69 53l-6 6-14 66c-12 41-18 64-21 67-3 8-8 14-21 14-6 0-9 0-11-3-3-3-4-6-6-8v-3c0-3 6-32 21-84 14-52 20-81 20-84 0-15-6-24-11-24-9 0-16 6-22 15-5 12-8 21-11 29-3 15-6 18-6 21 0 0-3 0-9 0h-5c-1-3-3-3-3-3z">
          <text:p/>
        </draw:path>
        <draw:path draw:style-name="gr6" draw:text-style-name="P5" draw:layer="layout" svg:width="0.079cm" svg:height="0.179cm" svg:x="20.974cm" svg:y="2.979cm" svg:viewBox="0 0 80 180" svg:d="M17 180c-1 0-4-3-9-3-3-3-8-3-8-3 0-3 7-30 19-82s20-78 21-81c3-9 11-11 17-11 5 0 11 2 17 5s6 9 6 15c0 2 0 3 0 6 0 0-11 26-29 75-20 49-32 76-32 76 0 3-2 3-2 3z">
          <text:p/>
        </draw:path>
        <draw:path draw:style-name="gr6" draw:text-style-name="P5" draw:layer="layout" svg:width="0.199cm" svg:height="0.479cm" svg:x="9.253cm" svg:y="3.177cm" svg:viewBox="0 0 200 480" svg:d="M119 40c0-29 3-40 12-40 6 0 8 4 8 7 0 4 0 8-2 14 0 6 0 11 0 17 0 2 0 5 0 8v1h2c10-1 18-1 23-1 27 0 38 4 38 17s-14 18-40 21h-6c-5 0-9 0-12-3-5 0-8-2-14-8-9 6-20 16-31 32-9 16-15 34-15 54 0 8 2 12 5 21 1 5 1 10 4 10 0 1 3 1 3 1 16-1 26-3 38-3 25 0 39 6 39 18 0 5-5 8-9 11-5 6-11 6-16 9-7 0-14 0-24 0-12 0-25 0-34-3l-6-3c-14 9-26 20-35 37-9 18-14 32-14 47 0 2 0 6 0 11 5 9 9 18 18 24 10 5 25 13 48 20 3 3 6 3 7 3 28 13 48 23 53 26 9 8 13 19 13 32 0 15-4 31-13 41-13 14-25 19-39 19-10 0-23-3-33-8-13-6-19-11-22-14l-3-1c0-3 3-6 5-8 1 0 3-3 7-3 2 0 2 0 5 3 15 8 27 12 41 12 2 0 8-3 9-3 5-4 10-9 10-17 0-7-2-10-5-13s-15-11-35-17c-5-3-8-4-11-4-3-3-9-3-17-8-9-3-12-6-15-9-3 0-8-2-14-8-7-1-12-4-14-7-1-2-7-5-12-10-4-6-6-9-9-13 0-5-2-11-5-16 0-6-2-12-2-18 0-17 7-37 16-57 11-18 26-35 43-47l3-3-1-5c-2 0-5-3-5-6-3 0-5-3-6-9-3-1-6-6-8-9 0-2-3-8-3-14 0-4-1-9-1-14 0-21 6-39 21-59 14-19 32-32 55-42l5-3c0-3 0-7 0-10z">
          <text:p/>
        </draw:path>
        <draw:path draw:style-name="gr6" draw:text-style-name="P5" draw:layer="layout" svg:width="0.251cm" svg:height="0.537cm" svg:x="8.353cm" svg:y="0.62cm" svg:viewBox="0 0 252 538" svg:d="M148 43c0-31 6-43 17-43 6 0 9 3 9 9 0 3 0 8 0 14-3 6-3 12-3 18 0 3 0 6 0 8v3h6c9-3 20-3 26-3 32 0 49 6 49 21-3 14-20 20-52 23h-8c-6 0-12 0-15-3-3 0-9-3-18-9-11 6-23 18-37 35-12 17-20 37-20 60 0 9 3 16 5 25 3 5 3 11 6 11 0 3 3 3 6 3 17-3 32-6 46-6 32 0 46 9 46 20 0 6-5 12-8 15-6 6-14 6-20 9-6 0-18 0-29 0-18 0-32 0-44-3l-8-3c-18 8-32 23-44 40-12 20-18 38-18 52 0 3 0 9 0 15 6 11 12 20 24 26 12 5 32 14 61 23 3 3 6 3 8 3 35 14 59 25 67 31 9 6 15 18 15 35s-6 32-18 46c-14 12-29 20-46 20-15 0-29-5-44-11-14-6-23-9-26-12l-2-5c0-3 2-6 5-9 0 0 3-3 9-3 3 0 3 0 6 3 20 9 34 14 52 14 3 0 8 0 11 0 6-8 12-14 12-23 0-8-3-11-6-14-6-3-20-9-43-18-6-3-12-5-15-5-3-3-11-3-20-9-11-3-17-6-20-6-3-3-9-6-18-11-9-3-15-6-18-9-3 0-8-3-14-9-6-8-9-11-12-17 0-3-3-11-5-17 0-6-3-12-3-21 0-20 8-40 20-63 14-20 32-40 53-55l6-3-3-6c-3 0-6-2-6-5-3 0-6-3-9-9-3-3-7-9-9-12 0-2-3-8-3-14 0-7-3-13-3-18 0-23 8-44 27-67 17-20 40-34 69-46l6-3c0-3 0-8 0-12z">
          <text:p/>
        </draw:path>
        <draw:path draw:style-name="gr6" draw:text-style-name="P5" draw:layer="layout" svg:width="0.237cm" svg:height="0.32cm" svg:x="11.692cm" svg:y="0.751cm" svg:viewBox="0 0 238 321" svg:d="M0 78c0-3 0-3 3-6 0-2 0-5 2-11 1-3 3-9 4-16 3-3 5-9 8-15s6-11 9-14c5-5 9-8 16-11 2-4 8-6 17-4 6 0 11 1 20 3 6 1 12 4 15 9 2 3 5 6 5 9 3 5 3 8 6 11v3c0 1 0 1 0 1l6-6c20-20 43-30 66-30 20 0 35 4 44 13 11 8 17 20 17 38v6c0 9-12 52-32 133-17 75-29 115-29 118-6 9-11 12-23 12-3 0-9 0-11-3-3-3-3-6-3-12 0-3 8-43 26-118l31-121c0-6 0-12 0-19 0-20-5-29-20-29h-3c-29 0-52 15-69 51l-6 5-14 64c-12 43-17 66-17 69-6 9-12 15-24 15-2 0-9-3-10-3-3-3-5-6-8-6 0-3 0-6 0-6 0-3 8-32 21-84 15-52 21-81 21-87 0-12-3-18-12-18s-14 3-21 12c-4 9-9 21-12 33-3 9-3 14-6 17 0 0-2 0-6 0h-6c-2-3-5-3-5-3z">
          <text:p/>
        </draw:path>
        <draw:path draw:style-name="gr6" draw:text-style-name="P5" draw:layer="layout" svg:width="0.081cm" svg:height="0.179cm" svg:x="11.972cm" svg:y="0.678cm" svg:viewBox="0 0 82 180" svg:d="M17 180c0 0-3 0-8-3-4 0-9-3-9-3 0-3 8-29 20-82 12-51 20-77 21-80 2-7 8-12 18-12 6 0 11 3 17 6 4 3 6 9 6 16 0 1 0 1 0 4 0 2-11 28-33 77-18 51-29 77-29 77z">
          <text:p/>
        </draw:path>
        <draw:path draw:style-name="gr6" draw:text-style-name="P5" draw:layer="layout" svg:width="0.065cm" svg:height="0.154cm" svg:x="5.304cm" svg:y="3.507cm" svg:viewBox="0 0 66 155" svg:d="M0 42c0 0 0-5 0-13 0-7 3-15 6-21 6-5 14-8 23-8s18 5 24 13c9 7 12 21 13 42 0 13-1 23-4 34-4 12-7 20-12 29-3 6-7 12-12 19-6 5-9 11-12 14-5 3-6 6-8 3 0 0-3 0-6-3s-3-6-3-6c0-3 0-3 3-10 6-2 9-8 14-14 6-6 9-14 12-23 6-12 8-23 9-38v-5c-1 0-1 0-3 0 0 2-1 2-3 2 0 0-3 0-6 0h-3c-11 0-17 0-23-6z">
          <text:p/>
        </draw:path>
        <draw:frame draw:style-name="gr9" draw:text-style-name="P8" draw:layer="layout" svg:width="2.529cm" svg:height="0.543cm" svg:x="9.848cm" svg:y="1.984cm">
          <draw:text-box>
            <text:p text:style-name="P7"><text:span text:style-name="T1">incrementTx</text:span></text:p>
          </draw:text-box>
        </draw:frame>
        <draw:path draw:style-name="gr6" draw:text-style-name="P5" draw:layer="layout" svg:width="0.064cm" svg:height="0.156cm" svg:x="21.032cm" svg:y="3.273cm" svg:viewBox="0 0 65 157" svg:d="M0 43c0 0 0-6 0-12 0-8 0-17 6-22 6-6 14-9 20-9 12 0 20 5 26 12 10 8 13 23 13 43 0 11 0 23-5 35-3 12-8 21-11 27-3 8-8 14-11 20-6 5-12 11-14 14-3 3-4 6-6 6-1 0-3-3-6-6s-6-6-6-8c0-1 3-3 6-6 5-3 9-9 12-15 5-6 8-14 14-23 5-11 6-24 9-38v-6h-1l-2 3c-1 0-3 0-3 0-1 0-3 0-6 0s-3 3-6 3c-8 0-15-3-23-9z">
          <text:p/>
        </draw:path>
        <draw:path draw:style-name="gr6" draw:text-style-name="P5" draw:layer="layout" svg:width="0.081cm" svg:height="0.179cm" svg:x="21.474cm" svg:y="2.979cm" svg:viewBox="0 0 82 180" svg:d="M17 180c-3 0-5-3-8-3-6-3-9-3-9-3 0-3 6-30 17-82 16-52 22-78 24-81 3-9 9-11 18-11 3 0 9 2 14 5 6 3 9 9 9 15 0 2 0 3 0 6-3 0-12 26-32 75-21 49-33 76-33 76 0 3 0 3 0 3z">
          <text:p/>
        </draw:path>
        <draw:frame draw:style-name="gr10" draw:text-style-name="P9" draw:layer="layout" svg:width="0.348cm" svg:height="0.476cm" svg:x="15.134cm" svg:y="3.059cm">
          <draw:text-box>
            <text:p text:style-name="P7"><text:span text:style-name="T2">1</text:span></text:p>
          </draw:text-box>
        </draw:frame>
        <draw:path draw:style-name="gr4" draw:text-style-name="P4" draw:layer="layout" svg:width="2.823cm" svg:height="1.1cm" svg:x="3.175cm" svg:y="5.567cm" svg:viewBox="0 0 2824 1101" svg:d="M304 0h2217c20 0 40 1 58 4 18 2 40 7 57 13 19 4 36 12 53 20 15 7 32 16 46 27 14 9 25 22 37 34 10 12 20 24 27 35 8 15 14 29 19 44 3 14 6 28 6 43v659c0 15-3 29-6 43-5 15-11 29-19 44-7 11-17 23-27 37-12 12-23 23-37 32-14 11-31 20-46 29-17 8-34 14-53 20-17 6-39 9-57 12s-38 5-58 5h-2217c-21 0-41-2-58-5-20-3-41-6-58-12-20-6-37-12-54-20-15-9-32-18-46-29-12-9-24-20-36-32-11-14-22-26-28-37-6-15-14-29-18-44-3-14-6-28-6-43v-659c0-15 3-29 6-43 4-15 12-29 18-44 6-11 17-23 28-35 12-12 24-25 36-34 14-11 31-20 46-27 17-8 34-16 54-20 17-6 38-11 58-13 17-3 37-4 58-4z">
          <text:p/>
        </draw:path>
        <draw:frame draw:style-name="gr10" draw:text-style-name="P9" draw:layer="layout" svg:width="1.801cm" svg:height="0.476cm" svg:x="9.086cm" svg:y="2.768cm">
          <draw:text-box>
            <text:p text:style-name="P7"><text:span text:style-name="T3">increment</text:span></text:p>
          </draw:text-box>
        </draw:frame>
        <draw:path draw:style-name="gr7" draw:text-style-name="P4" draw:layer="layout" svg:width="2.223cm" svg:height="2.222cm" svg:x="6.032cm" svg:y="3.81cm" svg:viewBox="0 0 2224 2223" svg:d="M2224 0c-916 0-1312 2223-2224 2223">
          <text:p/>
        </draw:path>
        <draw:polygon draw:style-name="gr8" draw:text-style-name="P6" draw:layer="layout" svg:width="0.32cm" svg:height="0.382cm" svg:x="8.099cm" svg:y="3.636cm" svg:viewBox="0 0 321 383" draw:points="0,0 321,191 0,383">
          <text:p/>
        </draw:polygon>
        <draw:frame draw:style-name="gr10" draw:text-style-name="P9" draw:layer="layout" svg:width="5.662cm" svg:height="0.476cm" svg:x="8.819cm" svg:y="0.58cm">
          <draw:text-box>
            <text:p text:style-name="P7"><text:span text:style-name="T4">~ MSigned(cid || <text:s text:c="4"/>|| Combine(U))</text:span></text:p>
          </draw:text-box>
        </draw:frame>
        <draw:frame draw:style-name="gr11" draw:text-style-name="P10" draw:layer="layout" svg:width="0.528cm" svg:height="0.585cm" svg:x="5.475cm" svg:y="3.123cm">
          <draw:text-box>
            <text:p text:style-name="P7"><text:span text:style-name="T5">v</text:span></text:p>
          </draw:text-box>
        </draw:frame>
        <draw:frame draw:style-name="gr11" draw:text-style-name="P10" draw:layer="layout" svg:width="0.528cm" svg:height="0.585cm" svg:x="21.176cm" svg:y="2.824cm">
          <draw:text-box>
            <text:p text:style-name="P7"><text:span text:style-name="T5">v</text:span></text:p>
          </draw:text-box>
        </draw:frame>
        <draw:frame draw:style-name="gr12" draw:text-style-name="P11" draw:layer="layout" svg:width="0.846cm" svg:height="0.937cm" svg:x="4.197cm" svg:y="5.616cm">
          <draw:text-box>
            <text:p text:style-name="P7"><text:span text:style-name="T6">U</text:span></text:p>
          </draw:text-box>
        </draw:frame>
        <draw:path draw:style-name="gr6" draw:text-style-name="P5" draw:layer="layout" svg:width="0.316cm" svg:height="0.531cm" svg:x="9.944cm" svg:y="3.16cm" svg:viewBox="0 0 317 532" svg:d="M218 3c0-2 3-3 6-3h6 6c3 3 5 5 5 5 0 3-6 27-19 73-3 11-4 21-7 35-3 12-5 20-8 26l-1 9c0 2 1 2 4 2s11 1 20 3c8 3 17 6 28 11 17 9 32 21 43 36 10 16 16 34 16 57s-6 45-18 65-26 37-46 51c-17 14-37 24-58 32-20 8-37 12-55 12h-3l-14 57c-3 9-5 18-8 32-3 12-4 20-6 21-1 3-3 5-6 5h-4c-8 0-13-2-13-5 0-1 5-20 14-55l14-55c0 0-3 0-5 0-3 0-6 0-12-1-6 0-14-3-26-8s-23-11-32-18c-11-8-19-17-29-31-7-14-12-31-10-49 0-24 7-47 20-67 13-21 28-38 48-50 18-14 38-25 58-31 18-9 35-12 51-12 1 0 4-2 4-3l17-72c14-46 20-70 20-72zM48 322c0 14 2 26 6 35 5 11 11 17 20 23 9 5 15 8 20 11 6 2 14 3 21 5h5l54-223c-2 0-4 0-7 0-3 1-7 1-16 4-10 4-17 7-25 10-9 4-17 10-26 16-9 8-17 17-24 28-8 11-14 24-19 40-6 18-9 36-9 51zM271 243c0-14-4-26-9-38-6-9-15-17-24-21-9-5-17-8-23-10-5-1-11-1-15-1h-2l-26 110-29 111v2c3 0 9-2 20-5 9-1 17-4 23-8 18-6 32-18 44-30 12-14 22-28 26-43 6-14 9-27 11-38 3-10 4-20 4-29z">
          <text:p/>
        </draw:path>
        <draw:path draw:style-name="gr6" draw:text-style-name="P5" draw:layer="layout" svg:width="0.069cm" svg:height="0.156cm" svg:x="9.478cm" svg:y="3.507cm" svg:viewBox="0 0 70 157" svg:d="M0 46c0 0 0-3 0-13 0-9 3-16 10-23 6-6 12-10 20-10 9 0 18 7 26 14s14 22 14 45c0 10-3 20-6 33-3 10-8 19-13 29-3 4-9 13-12 20-6 3-9 7-12 10s-5 6-5 6c-3 0-6-3-9-6s-3-4-3-4c0-3 3-3 6-10 3-3 6-9 11-15 3-4 9-14 12-23 8-10 9-23 9-36v-7 3h-1-5c0 4-3 4-3 4-3 0-6 0-9 0-8 0-14-4-20-10z">
          <text:p/>
        </draw:path>
        <draw:frame draw:style-name="gr13" draw:text-style-name="P12" draw:layer="layout" svg:width="0.352cm" svg:height="0.39cm" svg:x="4.847cm" svg:y="6.05cm">
          <draw:text-box>
            <text:p text:style-name="P7"><text:span text:style-name="T7">α</text:span></text:p>
          </draw:text-box>
        </draw:frame>
        <draw:frame draw:style-name="gr14" draw:text-style-name="P13" draw:layer="layout" svg:width="0.984cm" svg:height="0.276cm" svg:x="10.261cm" svg:y="3.394cm">
          <draw:text-box>
            <text:p text:style-name="P7"><text:span text:style-name="T8">increment</text:span></text:p>
          </draw:text-box>
        </draw:frame>
        <draw:path draw:style-name="gr6" draw:text-style-name="P5" draw:layer="layout" svg:width="0.069cm" svg:height="0.156cm" svg:x="9.778cm" svg:y="3.508cm" svg:viewBox="0 0 70 157" svg:d="M0 46c0 0 0-3 0-13 0-9 3-16 10-23 6-6 12-10 20-10 9 0 18 7 26 14s14 22 14 45c0 10-3 20-6 33-3 10-8 19-13 29-3 4-9 13-12 20-6 3-9 7-12 10s-5 6-5 6c-3 0-6-3-9-6s-3-4-3-4c0-3 3-3 6-10 3-3 6-9 11-15 3-4 9-14 12-23 8-10 9-23 9-36v-7 3h-1-5c0 4-3 4-3 4-3 0-6 0-9 0-8 0-14-4-20-10z">
          <text:p/>
        </draw:path>
        <draw:frame draw:style-name="gr15" draw:text-style-name="P14" draw:layer="layout" svg:width="0.137cm" svg:height="0.39cm" svg:x="9.581cm" svg:y="3.299cm">
          <draw:text-box>
            <text:p>s</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ce style:name="Noto Sans" svg:font-family="'Noto Sans'" style:font-family-generic="roman" style:font-pitch="variable"/>
    <style:font-face style:name="Open Sans" svg:font-family="'Open Sans'" style:font-pitch="variable"/>
    <style:font-face style:name="Open Sans1" svg:font-family="'Open Sans'"/>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_20_Dot_20_4"/>
      <style:text-properties fo:font-size="10p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2.256cm" fo:page-height="10.9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8-01T11:23:09.790459190</dc:date>
    <meta:editing-duration>PT1M9S</meta:editing-duration>
    <meta:editing-cycles>1</meta:editing-cycles>
    <meta:document-statistic meta:object-count="136"/>
    <meta:generator>LibreOffice/7.6.7.2$Linux_X86_64 LibreOffice_project/60$Build-2</meta:generator>
  </office:meta>
</office:document-meta>
</file>